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style:use-window-font-color="true" style:font-name="Arial" fo:font-weight="bold" style:font-weight-asian="bold" style:font-weight-complex="bold"/>
    </style:style>
    <style:style style:name="ce2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transparent" fo:border="0.74pt solid #000000"/>
      <style:text-properties style:use-window-font-color="true" style:font-name="Arial"/>
    </style:style>
    <style:style style:name="ce4" style:family="table-cell" style:parent-style-name="Default">
      <style:table-cell-properties fo:background-color="transparent" fo:border="0.74pt solid #000000"/>
      <style:text-properties style:font-name="Arial"/>
    </style:style>
    <style:style style:name="ce6" style:family="table-cell" style:parent-style-name="Default">
      <style:table-cell-properties fo:border="0.74pt solid #000000"/>
      <style:text-properties style:use-window-font-color="true" style:font-name="Arial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transparent" fo:border="0.74pt solid #000000"/>
      <style:text-properties style:use-window-font-color="true" style:font-name="Arial"/>
    </style:style>
    <style:style style:name="ce34" style:family="table-cell" style:parent-style-name="Default">
      <style:table-cell-properties fo:background-color="transparent" fo:border="0.74pt solid #000000"/>
      <style:text-properties style:font-name="Arial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1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Arial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Arial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rial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Arial"/>
    </style:style>
    <style:style style:name="ce57" style:family="table-cell" style:parent-style-name="Default" style:data-style-name="N4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Arial"/>
    </style:style>
    <style:style style:name="ce58" style:family="table-cell" style:parent-style-name="Default" style:data-style-name="N100">
      <style:table-cell-properties fo:wrap-option="wrap" fo:border="0.74pt solid #000000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fo:wrap-option="wrap"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6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9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0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78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wrap-option="wrap" fo:border-left="0.74pt solid #000000" fo:border-right="none" fo:border-top="none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4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in"/>
      <style:text-properties style:font-name="Arial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wrap-option="wrap" fo:border="none"/>
      <style:text-properties style:text-outline="false" style:text-line-through-style="none" style:text-line-through-type="none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4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Arial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="0.74pt solid #000000"/>
    </style:style>
    <style:style style:name="ce99" style:family="table-cell" style:parent-style-name="Default">
      <style:table-cell-properties fo:border="none"/>
    </style:style>
    <style:style style:name="ce86" style:family="table-cell" style:parent-style-name="Default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BLEMS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150000 Fes</text:p>
          </table:table-cell>
          <table:table-cell table:style-name="ce13" office:value-type="string" calcext:value-type="string" table:number-columns-spanned="3" table:number-rows-spanned="1">
            <text:p>CLPSO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SaDE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jDE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CMA-ES</text:p>
          </table:table-cell>
          <table:covered-table-cell table:number-columns-repeated="2" table:style-name="ce13"/>
          <table:table-cell table:style-name="ce84" office:value-type="string" calcext:value-type="string" table:number-columns-spanned="3" table:number-rows-spanned="1">
            <text:p>EO</text:p>
          </table:table-cell>
          <table:covered-table-cell table:style-name="ce85"/>
          <table:covered-table-cell table:style-name="ce78"/>
          <table:table-cell table:style-name="ce79" table:number-columns-spanned="3" table:number-rows-spanned="1"/>
          <table:covered-table-cell table:style-name="ce92"/>
          <table:covered-table-cell table:style-name="ce99"/>
          <table:table-cell table:style-name="ce105" table:number-columns-spanned="3" table:number-rows-spanned="1"/>
          <table:covered-table-cell table:style-name="ce92"/>
          <table:covered-table-cell table:style-name="ce99"/>
          <table:table-cell table:style-name="ce105" table:number-columns-spanned="3" table:number-rows-spanned="1"/>
          <table:covered-table-cell table:style-name="ce92"/>
          <table:covered-table-cell table:style-name="ce99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45" office:value-type="string" calcext:value-type="string">
            <text:p>st</text:p>
          </table:table-cell>
          <table:table-cell table:style-name="ce88"/>
          <table:table-cell table:style-name="ce93"/>
          <table:table-cell table:style-name="ce46"/>
          <table:table-cell table:style-name="ce93" table:number-columns-repeated="2"/>
          <table:table-cell table:style-name="ce46"/>
          <table:table-cell table:style-name="ce93" table:number-columns-repeated="2"/>
          <table:table-cell table:style-name="ce46"/>
        </table:table-row>
        <table:table-row table:style-name="ro1">
          <table:table-cell table:style-name="ce3" office:value-type="string" calcext:value-type="string">
            <text:p>FMSynth</text:p>
          </table:table-cell>
          <table:table-cell table:style-name="ce16" office:value-type="string" calcext:value-type="string">
            <text:p>0.1314837477</text:p>
          </table:table-cell>
          <table:table-cell table:style-name="ce16" office:value-type="string" calcext:value-type="string">
            <text:p>0.2124981688</text:p>
          </table:table-cell>
          <table:table-cell table:style-name="ce17" office:value-type="float" office:value="0.03022310224" calcext:value-type="float">
            <text:p>0.03022310224</text:p>
          </table:table-cell>
          <table:table-cell table:style-name="ce16" office:value-type="string" calcext:value-type="string">
            <text:p>0.1899428536</text:p>
          </table:table-cell>
          <table:table-cell table:style-name="ce16" office:value-type="string" calcext:value-type="string">
            <text:p>0.2025566839</text:p>
          </table:table-cell>
          <table:table-cell table:style-name="ce17" office:value-type="float" office:value="0.009271896353" calcext:value-type="float">
            <text:p>0.009271896353</text:p>
          </table:table-cell>
          <table:table-cell table:style-name="ce17" office:value-type="float" office:value="0.1161575407" calcext:value-type="float">
            <text:p>0.1161575407</text:p>
          </table:table-cell>
          <table:table-cell table:style-name="ce17" office:value-type="float" office:value="0.1460087557" calcext:value-type="float">
            <text:p>0.1460087557</text:p>
          </table:table-cell>
          <table:table-cell table:style-name="ce17" office:value-type="float" office:value="0.03500956895" calcext:value-type="float">
            <text:p>0.03500956895</text:p>
          </table:table-cell>
          <table:table-cell table:style-name="ce73" office:value-type="float" office:value="0.1816091597" calcext:value-type="float">
            <text:p>0.18160915970</text:p>
          </table:table-cell>
          <table:table-cell table:style-name="ce75" office:value-type="float" office:value="0.2568639664" calcext:value-type="float">
            <text:p>0.2568639664</text:p>
          </table:table-cell>
          <table:table-cell table:style-name="ce17" office:value-type="float" office:value="0.04472754459" calcext:value-type="float">
            <text:p>0.04472754459</text:p>
          </table:table-cell>
          <table:table-cell table:style-name="ce17" office:value-type="float" office:value="0.2426087787" calcext:value-type="float">
            <text:p>0.2426087787</text:p>
          </table:table-cell>
          <table:table-cell table:style-name="ce17" office:value-type="float" office:value="0.2859130218" calcext:value-type="float">
            <text:p>0.2859130218</text:p>
          </table:table-cell>
          <table:table-cell table:style-name="ce60" office:value-type="float" office:value="0.02299190412" calcext:value-type="float">
            <text:p>0.02299190412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50"/>
          <table:table-cell table:style-name="ce95"/>
          <table:table-cell table:style-name="ce86"/>
        </table:table-row>
        <table:table-row table:style-name="ro1">
          <table:table-cell table:style-name="ce3" office:value-type="string" calcext:value-type="string">
            <text:p>LennardJones</text:p>
          </table:table-cell>
          <table:table-cell table:style-name="ce16" office:value-type="string" calcext:value-type="string">
            <text:p>-13.43649135</text:p>
          </table:table-cell>
          <table:table-cell table:style-name="ce16" office:value-type="string" calcext:value-type="string">
            <text:p>-10.25073403</text:p>
          </table:table-cell>
          <table:table-cell table:style-name="ce17" office:value-type="float" office:value="1.02903617" calcext:value-type="float">
            <text:p>1.02903617</text:p>
          </table:table-cell>
          <table:table-cell table:style-name="ce16" office:value-type="string" calcext:value-type="string">
            <text:p>-24.86870825</text:p>
          </table:table-cell>
          <table:table-cell table:style-name="ce16" office:value-type="string" calcext:value-type="string">
            <text:p>-22.6693403</text:p>
          </table:table-cell>
          <table:table-cell table:style-name="ce17" office:value-type="float" office:value="1.127265561" calcext:value-type="float">
            <text:p>1.127265561</text:p>
          </table:table-cell>
          <table:table-cell table:style-name="ce17" office:value-type="float" office:value="-29.98126575" calcext:value-type="float">
            <text:p>-29.98126575</text:p>
          </table:table-cell>
          <table:table-cell table:style-name="ce17" office:value-type="float" office:value="-27.49258505" calcext:value-type="float">
            <text:p>-27.49258505</text:p>
          </table:table-cell>
          <table:table-cell table:style-name="ce17" office:value-type="float" office:value="1.235083397" calcext:value-type="float">
            <text:p>1.235083397</text:p>
          </table:table-cell>
          <table:table-cell table:style-name="ce16" office:value-type="string" calcext:value-type="string">
            <text:p>-28.42253189</text:p>
          </table:table-cell>
          <table:table-cell table:style-name="ce75" office:value-type="float" office:value="-25.78783328" calcext:value-type="float">
            <text:p>-25.78783328</text:p>
          </table:table-cell>
          <table:table-cell table:style-name="ce17" office:value-type="float" office:value="2.27119571" calcext:value-type="float">
            <text:p>2.27119571</text:p>
          </table:table-cell>
          <table:table-cell table:style-name="ce17" office:value-type="float" office:value="-15.82941908" calcext:value-type="float">
            <text:p>-15.82941908</text:p>
          </table:table-cell>
          <table:table-cell table:style-name="ce17" office:value-type="float" office:value="-12.20055451" calcext:value-type="float">
            <text:p>-12.20055451</text:p>
          </table:table-cell>
          <table:table-cell table:style-name="ce60" office:value-type="float" office:value="1.743688768" calcext:value-type="float">
            <text:p>1.743688768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BifuantionalCatalyst</text:p>
          </table:table-cell>
          <table:table-cell table:number-columns-repeated="2" table:style-name="ce17" office:value-type="float" office:value="-0.0002865906464" calcext:value-type="float">
            <text:p>-0.0002865906464</text:p>
          </table:table-cell>
          <table:table-cell table:style-name="ce58" office:value-type="string" calcext:value-type="string">
            <text:p>1.157726295e-16</text:p>
          </table:table-cell>
          <table:table-cell table:number-columns-repeated="2" table:style-name="ce17" office:value-type="float" office:value="-0.0002865906464" calcext:value-type="float">
            <text:p>-0.0002865906464</text:p>
          </table:table-cell>
          <table:table-cell table:style-name="ce58" office:value-type="string" calcext:value-type="string">
            <text:p>5.513684428e-20</text:p>
          </table:table-cell>
          <table:table-cell table:number-columns-repeated="2" table:style-name="ce17" office:value-type="float" office:value="-0.0002865906464" calcext:value-type="float">
            <text:p>-0.0002865906464</text:p>
          </table:table-cell>
          <table:table-cell table:style-name="ce58" office:value-type="string" calcext:value-type="string">
            <text:p>5.513684428e-20</text:p>
          </table:table-cell>
          <table:table-cell table:number-columns-repeated="2" table:style-name="ce17" office:value-type="float" office:value="-0.0002865906464" calcext:value-type="float">
            <text:p>-0.0002865906464</text:p>
          </table:table-cell>
          <table:table-cell table:style-name="ce58" office:value-type="string" calcext:value-type="string">
            <text:p>5.513684428e-20</text:p>
          </table:table-cell>
          <table:table-cell table:style-name="ce17" office:value-type="float" office:value="-0.0002865906464" calcext:value-type="float">
            <text:p>-0.0002865906464</text:p>
          </table:table-cell>
          <table:table-cell table:style-name="ce17" office:value-type="float" office:value="-0.0002865905476" calcext:value-type="float">
            <text:p>-0.0002865905476</text:p>
          </table:table-cell>
          <table:table-cell table:style-name="ce61" office:value-type="string" calcext:value-type="string">
            <text:p>9.361236018e-11</text:p>
          </table:table-cell>
          <table:table-cell table:style-name="ce89"/>
          <table:table-cell table:style-name="ce95"/>
          <table:table-cell table:style-name="ce101"/>
          <table:table-cell table:style-name="ce95" table:number-columns-repeated="2"/>
          <table:table-cell table:style-name="ce101"/>
          <table:table-cell table:style-name="ce95" table:number-columns-repeated="2"/>
          <table:table-cell table:style-name="ce101"/>
        </table:table-row>
        <table:table-row table:style-name="ro1">
          <table:table-cell table:style-name="ce3" office:value-type="string" calcext:value-type="string">
            <text:p>CSTR</text:p>
          </table:table-cell>
          <table:table-cell table:number-columns-repeated="2" table:style-name="ce16" office:value-type="string" calcext:value-type="string">
            <text:p>0.3903767228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2" table:style-name="ce16" office:value-type="string" calcext:value-type="string">
            <text:p>0.3903767228</text:p>
          </table:table-cell>
          <table:table-cell table:style-name="ce16" office:value-type="float" office:value="0" calcext:value-type="float">
            <text:p>0.00</text:p>
          </table:table-cell>
          <table:table-cell table:number-columns-repeated="2" table:style-name="ce17" office:value-type="float" office:value="0.3903767228" calcext:value-type="float">
            <text:p>0.3903767228</text:p>
          </table:table-cell>
          <table:table-cell table:style-name="ce58" office:value-type="string" calcext:value-type="string">
            <text:p>0</text:p>
          </table:table-cell>
          <table:table-cell table:style-name="ce16" office:value-type="string" calcext:value-type="string">
            <text:p>0.3903767228</text:p>
          </table:table-cell>
          <table:table-cell table:style-name="ce75" office:value-type="float" office:value="0.3903767228" calcext:value-type="float">
            <text:p>0.3903767228</text:p>
          </table:table-cell>
          <table:table-cell table:style-name="ce75" office:value-type="float" office:value="0" calcext:value-type="float">
            <text:p>0</text:p>
          </table:table-cell>
          <table:table-cell table:style-name="ce17" office:value-type="float" office:value="80.11262009" calcext:value-type="float">
            <text:p>80.11262009</text:p>
          </table:table-cell>
          <table:table-cell table:style-name="ce17" office:value-type="float" office:value="10805.99696" calcext:value-type="float">
            <text:p>10805.99696</text:p>
          </table:table-cell>
          <table:table-cell table:style-name="ce60" office:value-type="float" office:value="22630.65272" calcext:value-type="float">
            <text:p>22630.65272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TersdoffSiB</text:p>
          </table:table-cell>
          <table:table-cell table:style-name="ce16" office:value-type="string" calcext:value-type="string">
            <text:p>-28.23544117</text:p>
          </table:table-cell>
          <table:table-cell table:style-name="ce16" office:value-type="string" calcext:value-type="string">
            <text:p>-26.18834522</text:p>
          </table:table-cell>
          <table:table-cell table:style-name="ce17" office:value-type="float" office:value="1.05654251" calcext:value-type="float">
            <text:p>1.05654251</text:p>
          </table:table-cell>
          <table:table-cell table:style-name="ce16" office:value-type="string" calcext:value-type="string">
            <text:p>-3.107773136</text:p>
          </table:table-cell>
          <table:table-cell table:style-name="ce16" office:value-type="string" calcext:value-type="string">
            <text:p>25.4711091</text:p>
          </table:table-cell>
          <table:table-cell table:style-name="ce17" office:value-type="float" office:value="16.7202543" calcext:value-type="float">
            <text:p>16.7202543</text:p>
          </table:table-cell>
          <table:table-cell table:style-name="ce17" office:value-type="float" office:value="-13.51157064" calcext:value-type="float">
            <text:p>-13.51157064</text:p>
          </table:table-cell>
          <table:table-cell table:style-name="ce17" office:value-type="float" office:value="-3.983690794" calcext:value-type="float">
            <text:p>-3.983690794</text:p>
          </table:table-cell>
          <table:table-cell table:style-name="ce17" office:value-type="float" office:value="6.666047747" calcext:value-type="float">
            <text:p>6.666047747</text:p>
          </table:table-cell>
          <table:table-cell table:style-name="ce16" office:value-type="string" calcext:value-type="string">
            <text:p>-29.26244222</text:p>
          </table:table-cell>
          <table:table-cell table:style-name="ce75" office:value-type="float" office:value="-27.5889735" calcext:value-type="float">
            <text:p>-27.5889735</text:p>
          </table:table-cell>
          <table:table-cell table:style-name="ce17" office:value-type="float" office:value="1.040646284" calcext:value-type="float">
            <text:p>1.040646284</text:p>
          </table:table-cell>
          <table:table-cell table:style-name="ce17" office:value-type="float" office:value="-27.33646273" calcext:value-type="float">
            <text:p>-27.33646273</text:p>
          </table:table-cell>
          <table:table-cell table:style-name="ce17" office:value-type="float" office:value="-24.93278552" calcext:value-type="float">
            <text:p>-24.93278552</text:p>
          </table:table-cell>
          <table:table-cell table:style-name="ce60" office:value-type="float" office:value="1.277547861" calcext:value-type="float">
            <text:p>1.277547861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TersdoffSiC</text:p>
          </table:table-cell>
          <table:table-cell table:style-name="ce16" office:value-type="string" calcext:value-type="string">
            <text:p>-30.85200257</text:p>
          </table:table-cell>
          <table:table-cell table:style-name="ce16" office:value-type="string" calcext:value-type="string">
            <text:p>-28.87349048</text:p>
          </table:table-cell>
          <table:table-cell table:style-name="ce17" office:value-type="float" office:value="0.9880241491" calcext:value-type="float">
            <text:p>0.9880241491</text:p>
          </table:table-cell>
          <table:table-cell table:style-name="ce16" office:value-type="string" calcext:value-type="string">
            <text:p>-11.60719468</text:p>
          </table:table-cell>
          <table:table-cell table:style-name="ce16" office:value-type="string" calcext:value-type="string">
            <text:p>22.08963599</text:p>
          </table:table-cell>
          <table:table-cell table:style-name="ce17" office:value-type="float" office:value="18.5809093" calcext:value-type="float">
            <text:p>18.5809093</text:p>
          </table:table-cell>
          <table:table-cell table:style-name="ce17" office:value-type="float" office:value="-18.76214649" calcext:value-type="float">
            <text:p>-18.76214649</text:p>
          </table:table-cell>
          <table:table-cell table:style-name="ce17" office:value-type="float" office:value="-8.506037168" calcext:value-type="float">
            <text:p>-8.506037168</text:p>
          </table:table-cell>
          <table:table-cell table:style-name="ce17" office:value-type="float" office:value="5.543190141" calcext:value-type="float">
            <text:p>5.543190141</text:p>
          </table:table-cell>
          <table:table-cell table:style-name="ce16" office:value-type="string" calcext:value-type="string">
            <text:p>-33.19699356</text:p>
          </table:table-cell>
          <table:table-cell table:style-name="ce75" office:value-type="float" office:value="-31.79270914" calcext:value-type="float">
            <text:p>-31.79270914</text:p>
          </table:table-cell>
          <table:table-cell table:style-name="ce17" office:value-type="float" office:value="0.8281942342" calcext:value-type="float">
            <text:p>0.8281942342</text:p>
          </table:table-cell>
          <table:table-cell table:style-name="ce17" office:value-type="float" office:value="-31.48064458" calcext:value-type="float">
            <text:p>-31.48064458</text:p>
          </table:table-cell>
          <table:table-cell table:style-name="ce17" office:value-type="float" office:value="-28.96566368" calcext:value-type="float">
            <text:p>-28.96566368</text:p>
          </table:table-cell>
          <table:table-cell table:style-name="ce60" office:value-type="float" office:value="1.440816542" calcext:value-type="float">
            <text:p>1.440816542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PolyFhase</text:p>
          </table:table-cell>
          <table:table-cell table:style-name="ce16" office:value-type="string" calcext:value-type="string">
            <text:p>1.085334991</text:p>
          </table:table-cell>
          <table:table-cell table:style-name="ce16" office:value-type="string" calcext:value-type="string">
            <text:p>1.343956153</text:p>
          </table:table-cell>
          <table:table-cell table:style-name="ce17" office:value-type="float" office:value="0.1487088367" calcext:value-type="float">
            <text:p>0.1487088367</text:p>
          </table:table-cell>
          <table:table-cell table:style-name="ce16" office:value-type="string" calcext:value-type="string">
            <text:p>1.536501579</text:p>
          </table:table-cell>
          <table:table-cell table:style-name="ce16" office:value-type="string" calcext:value-type="string">
            <text:p>2.150881715</text:p>
          </table:table-cell>
          <table:table-cell table:style-name="ce17" office:value-type="float" office:value="0.198607499" calcext:value-type="float">
            <text:p>0.198607499</text:p>
          </table:table-cell>
          <table:table-cell table:style-name="ce17" office:value-type="float" office:value="1.525870558" calcext:value-type="float">
            <text:p>1.525870558</text:p>
          </table:table-cell>
          <table:table-cell table:style-name="ce17" office:value-type="float" office:value="1.812042166" calcext:value-type="float">
            <text:p>1.812042166</text:p>
          </table:table-cell>
          <table:table-cell table:style-name="ce17" office:value-type="float" office:value="0.1712133386" calcext:value-type="float">
            <text:p>0.1712133386</text:p>
          </table:table-cell>
          <table:table-cell table:style-name="ce16" office:value-type="float" office:value="0.01484822722" calcext:value-type="float">
            <text:p>0.01</text:p>
          </table:table-cell>
          <table:table-cell table:style-name="ce75" office:value-type="float" office:value="0.1719886657" calcext:value-type="float">
            <text:p>0.1719886657</text:p>
          </table:table-cell>
          <table:table-cell table:style-name="ce17" office:value-type="float" office:value="0.1378920079" calcext:value-type="float">
            <text:p>0.1378920079</text:p>
          </table:table-cell>
          <table:table-cell table:style-name="ce17" office:value-type="float" office:value="0.4468454072" calcext:value-type="float">
            <text:p>0.4468454072</text:p>
          </table:table-cell>
          <table:table-cell table:style-name="ce17" office:value-type="float" office:value="0.7948545739" calcext:value-type="float">
            <text:p>0.7948545739</text:p>
          </table:table-cell>
          <table:table-cell table:style-name="ce60" office:value-type="float" office:value="0.2067034441" calcext:value-type="float">
            <text:p>0.2067034441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TNEP</text:p>
          </table:table-cell>
          <table:table-cell table:number-columns-repeated="2" table:style-name="ce22" office:value-type="float" office:value="250" calcext:value-type="float">
            <text:p>25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2" office:value-type="float" office:value="250" calcext:value-type="float">
            <text:p>25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 table:style-name="ce26" office:value-type="float" office:value="250" calcext:value-type="float">
            <text:p>250.00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2" office:value-type="float" office:value="250" calcext:value-type="float">
            <text:p>250.00</text:p>
          </table:table-cell>
          <table:table-cell table:style-name="ce22" office:value-type="float" office:value="0" calcext:value-type="float">
            <text:p>0.00</text:p>
          </table:table-cell>
          <table:table-cell table:style-name="ce26" office:value-type="float" office:value="250" calcext:value-type="float">
            <text:p>250.00</text:p>
          </table:table-cell>
          <table:table-cell table:style-name="ce22" office:value-type="float" office:value="250" calcext:value-type="float">
            <text:p>250.00</text:p>
          </table:table-cell>
          <table:table-cell table:style-name="ce62" office:value-type="float" office:value="0" calcext:value-type="float">
            <text:p>0</text:p>
          </table:table-cell>
          <table:table-cell table:style-name="ce91"/>
          <table:table-cell table:style-name="ce96"/>
          <table:table-cell table:style-name="ce87"/>
          <table:table-cell table:style-name="ce106"/>
          <table:table-cell table:style-name="ce96"/>
          <table:table-cell table:style-name="ce87"/>
          <table:table-cell table:style-name="ce106"/>
          <table:table-cell table:style-name="ce96"/>
          <table:table-cell table:style-name="ce87"/>
        </table:table-row>
        <table:table-row table:style-name="ro1">
          <table:table-cell table:style-name="ce3" office:value-type="string" calcext:value-type="string">
            <text:p>TransmissionPricin</text:p>
          </table:table-cell>
          <table:table-cell table:style-name="ce16" office:value-type="float" office:value="13775010.1" calcext:value-type="float">
            <text:p>13,775,010.10</text:p>
          </table:table-cell>
          <table:table-cell table:style-name="ce16" office:value-type="float" office:value="13775395.07" calcext:value-type="float">
            <text:p>13,775,395.07</text:p>
          </table:table-cell>
          <table:table-cell table:style-name="ce17" office:value-type="float" office:value="222.9723613" calcext:value-type="float">
            <text:p>222.9723613</text:p>
          </table:table-cell>
          <table:table-cell table:style-name="ce16" office:value-type="float" office:value="23481009.86" calcext:value-type="float">
            <text:p>23,481,009.86</text:p>
          </table:table-cell>
          <table:table-cell table:style-name="ce16" office:value-type="float" office:value="30034934.81" calcext:value-type="float">
            <text:p>30,034,934.81</text:p>
          </table:table-cell>
          <table:table-cell table:style-name="ce17" office:value-type="float" office:value="3264767.4" calcext:value-type="float">
            <text:p>3264767.4</text:p>
          </table:table-cell>
          <table:table-cell table:style-name="ce17" office:value-type="float" office:value="13774627.84" calcext:value-type="float">
            <text:p>13774627.84</text:p>
          </table:table-cell>
          <table:table-cell table:style-name="ce17" office:value-type="float" office:value="14020953.78" calcext:value-type="float">
            <text:p>14020953.78</text:p>
          </table:table-cell>
          <table:table-cell table:style-name="ce17" office:value-type="float" office:value="276142.5345" calcext:value-type="float">
            <text:p>276142.5345</text:p>
          </table:table-cell>
          <table:table-cell table:style-name="ce16" office:value-type="float" office:value="13775841.77" calcext:value-type="float">
            <text:p>13,775,841.77</text:p>
          </table:table-cell>
          <table:table-cell table:style-name="ce16" office:value-type="float" office:value="13787550.18" calcext:value-type="float">
            <text:p>13,787,550.18</text:p>
          </table:table-cell>
          <table:table-cell table:style-name="ce17" office:value-type="float" office:value="6136.744382" calcext:value-type="float">
            <text:p>6136.744382</text:p>
          </table:table-cell>
          <table:table-cell table:style-name="ce17" office:value-type="float" office:value="13775940.18" calcext:value-type="float">
            <text:p>13775940.18</text:p>
          </table:table-cell>
          <table:table-cell table:style-name="ce17" office:value-type="float" office:value="13776968.1" calcext:value-type="float">
            <text:p>13776968.1</text:p>
          </table:table-cell>
          <table:table-cell table:style-name="ce60" office:value-type="float" office:value="481.2205121" calcext:value-type="float">
            <text:p>481.2205121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AntennaArray</text:p>
          </table:table-cell>
          <table:table-cell table:style-name="ce16" office:value-type="string" calcext:value-type="string">
            <text:p>0.006933401045</text:p>
          </table:table-cell>
          <table:table-cell table:style-name="ce16" office:value-type="string" calcext:value-type="string">
            <text:p>0.05181551798</text:p>
          </table:table-cell>
          <table:table-cell table:style-name="ce17" office:value-type="float" office:value="0.0706743141" calcext:value-type="float">
            <text:p>0.0706743141</text:p>
          </table:table-cell>
          <table:table-cell table:style-name="ce16" office:value-type="string" calcext:value-type="string">
            <text:p>0.02142329927</text:p>
          </table:table-cell>
          <table:table-cell table:style-name="ce16" office:value-type="string" calcext:value-type="string">
            <text:p>0.03892428051</text:p>
          </table:table-cell>
          <table:table-cell table:style-name="ce17" office:value-type="float" office:value="0.008183211166" calcext:value-type="float">
            <text:p>0.008183211166</text:p>
          </table:table-cell>
          <table:table-cell table:style-name="ce17" office:value-type="float" office:value="0.006820072243" calcext:value-type="float">
            <text:p>0.006820072243</text:p>
          </table:table-cell>
          <table:table-cell table:style-name="ce17" office:value-type="float" office:value="0.01765799828" calcext:value-type="float">
            <text:p>0.01765799828</text:p>
          </table:table-cell>
          <table:table-cell table:style-name="ce17" office:value-type="float" office:value="0.02238347478" calcext:value-type="float">
            <text:p>0.02238347478</text:p>
          </table:table-cell>
          <table:table-cell table:style-name="ce16" office:value-type="string" calcext:value-type="string">
            <text:p>0.007204797576</text:p>
          </table:table-cell>
          <table:table-cell table:style-name="ce16" office:value-type="string" calcext:value-type="string">
            <text:p>0.008635655364</text:p>
          </table:table-cell>
          <table:table-cell table:style-name="ce17" office:value-type="float" office:value="0.0009178205613" calcext:value-type="float">
            <text:p>0.0009178205613</text:p>
          </table:table-cell>
          <table:table-cell table:style-name="ce17" office:value-type="float" office:value="0.01999829807" calcext:value-type="float">
            <text:p>0.01999829807</text:p>
          </table:table-cell>
          <table:table-cell table:style-name="ce17" office:value-type="float" office:value="0.1733671569" calcext:value-type="float">
            <text:p>0.1733671569</text:p>
          </table:table-cell>
          <table:table-cell table:style-name="ce60" office:value-type="float" office:value="0.07946307397" calcext:value-type="float">
            <text:p>0.07946307397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DED1</text:p>
          </table:table-cell>
          <table:table-cell table:style-name="ce16" office:value-type="float" office:value="428607927.6" calcext:value-type="float">
            <text:p>428,607,927.60</text:p>
          </table:table-cell>
          <table:table-cell table:style-name="ce16" office:value-type="float" office:value="435250914.5" calcext:value-type="float">
            <text:p>435,250,914.50</text:p>
          </table:table-cell>
          <table:table-cell table:style-name="ce17" office:value-type="float" office:value="2973190.125" calcext:value-type="float">
            <text:p>2973190.125</text:p>
          </table:table-cell>
          <table:table-cell table:style-name="ce16" office:value-type="float" office:value="968042312.1" calcext:value-type="float">
            <text:p>968,042,312.10</text:p>
          </table:table-cell>
          <table:table-cell table:style-name="ce16" office:value-type="float" office:value="1034679775" calcext:value-type="float">
            <text:p>1,034,679,775.00</text:p>
          </table:table-cell>
          <table:table-cell table:style-name="ce17" office:value-type="float" office:value="25667290.12" calcext:value-type="float">
            <text:p>25667290.12</text:p>
          </table:table-cell>
          <table:table-cell table:style-name="ce17" office:value-type="float" office:value="968042312.1" calcext:value-type="float">
            <text:p>968042312.1</text:p>
          </table:table-cell>
          <table:table-cell table:style-name="ce17" office:value-type="float" office:value="1034393036" calcext:value-type="float">
            <text:p>1034393036</text:p>
          </table:table-cell>
          <table:table-cell table:style-name="ce17" office:value-type="float" office:value="25445935.78" calcext:value-type="float">
            <text:p>25445935.78</text:p>
          </table:table-cell>
          <table:table-cell table:style-name="ce16" office:value-type="float" office:value="88285.6024" calcext:value-type="float">
            <text:p>88,285.60</text:p>
          </table:table-cell>
          <table:table-cell table:style-name="ce16" office:value-type="float" office:value="102776.7103" calcext:value-type="float">
            <text:p>102,776.71</text:p>
          </table:table-cell>
          <table:table-cell table:style-name="ce17" office:value-type="float" office:value="6688.08697" calcext:value-type="float">
            <text:p>6688.08697</text:p>
          </table:table-cell>
          <table:table-cell table:style-name="ce17" office:value-type="float" office:value="464634158.9" calcext:value-type="float">
            <text:p>464634158.9</text:p>
          </table:table-cell>
          <table:table-cell table:style-name="ce17" office:value-type="float" office:value="479810672.1" calcext:value-type="float">
            <text:p>479810672.1</text:p>
          </table:table-cell>
          <table:table-cell table:style-name="ce60" office:value-type="float" office:value="10428912.68" calcext:value-type="float">
            <text:p>10428912.68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3" office:value-type="string" calcext:value-type="string">
            <text:p>DED2</text:p>
          </table:table-cell>
          <table:table-cell table:style-name="ce16" office:value-type="float" office:value="33031590.31" calcext:value-type="float">
            <text:p>33,031,590.31</text:p>
          </table:table-cell>
          <table:table-cell table:style-name="ce16" office:value-type="float" office:value="53906147.38" calcext:value-type="float">
            <text:p>53,906,147.38</text:p>
          </table:table-cell>
          <table:table-cell table:style-name="ce17" office:value-type="float" office:value="8492239.111" calcext:value-type="float">
            <text:p>8492239.111</text:p>
          </table:table-cell>
          <table:table-cell table:style-name="ce16" office:value-type="float" office:value="845287898.3" calcext:value-type="float">
            <text:p>845,287,898.30</text:p>
          </table:table-cell>
          <table:table-cell table:style-name="ce16" office:value-type="float" office:value="913715793.2" calcext:value-type="float">
            <text:p>913,715,793.20</text:p>
          </table:table-cell>
          <table:table-cell table:style-name="ce17" office:value-type="float" office:value="30667287.54" calcext:value-type="float">
            <text:p>30667287.54</text:p>
          </table:table-cell>
          <table:table-cell table:style-name="ce17" office:value-type="float" office:value="340091475.3" calcext:value-type="float">
            <text:p>340091475.3</text:p>
          </table:table-cell>
          <table:table-cell table:style-name="ce17" office:value-type="float" office:value="397471715.1" calcext:value-type="float">
            <text:p>397471715.1</text:p>
          </table:table-cell>
          <table:table-cell table:style-name="ce17" office:value-type="float" office:value="37259947.14" calcext:value-type="float">
            <text:p>37259947.14</text:p>
          </table:table-cell>
          <table:table-cell table:style-name="ce16" office:value-type="float" office:value="502699.4187" calcext:value-type="float">
            <text:p>502,699.42</text:p>
          </table:table-cell>
          <table:table-cell table:style-name="ce16" office:value-type="float" office:value="477720.1511" calcext:value-type="float">
            <text:p>477,720.15</text:p>
          </table:table-cell>
          <table:table-cell table:style-name="ce17" office:value-type="float" office:value="193951.4891" calcext:value-type="float">
            <text:p>193951.4891</text:p>
          </table:table-cell>
          <table:table-cell table:style-name="ce17" office:value-type="float" office:value="52463484.01" calcext:value-type="float">
            <text:p>52463484.01</text:p>
          </table:table-cell>
          <table:table-cell table:style-name="ce17" office:value-type="float" office:value="73536820.82" calcext:value-type="float">
            <text:p>73536820.82</text:p>
          </table:table-cell>
          <table:table-cell table:style-name="ce60" office:value-type="float" office:value="13625891.45" calcext:value-type="float">
            <text:p>13625891.45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4" office:value-type="string" calcext:value-type="string">
            <text:p>ELD1</text:p>
          </table:table-cell>
          <table:table-cell table:style-name="ce16" office:value-type="float" office:value="6554.672173" calcext:value-type="float">
            <text:p>6,554.67</text:p>
          </table:table-cell>
          <table:table-cell table:style-name="ce16" office:value-type="float" office:value="7668.333603" calcext:value-type="float">
            <text:p>7,668.33</text:p>
          </table:table-cell>
          <table:table-cell table:style-name="ce17" office:value-type="float" office:value="1245.137667" calcext:value-type="float">
            <text:p>1245.137667</text:p>
          </table:table-cell>
          <table:table-cell table:style-name="ce16" office:value-type="float" office:value="16877.92071" calcext:value-type="float">
            <text:p>16,877.92</text:p>
          </table:table-cell>
          <table:table-cell table:style-name="ce16" office:value-type="float" office:value="101588.3887" calcext:value-type="float">
            <text:p>101,588.39</text:p>
          </table:table-cell>
          <table:table-cell table:style-name="ce17" office:value-type="float" office:value="81105.92078" calcext:value-type="float">
            <text:p>81105.92078</text:p>
          </table:table-cell>
          <table:table-cell table:style-name="ce17" office:value-type="float" office:value="6163.749006" calcext:value-type="float">
            <text:p>6163.749006</text:p>
          </table:table-cell>
          <table:table-cell table:style-name="ce17" office:value-type="float" office:value="6778.527028" calcext:value-type="float">
            <text:p>6778.527028</text:p>
          </table:table-cell>
          <table:table-cell table:style-name="ce17" office:value-type="float" office:value="3004.59066" calcext:value-type="float">
            <text:p>3004.59066</text:p>
          </table:table-cell>
          <table:table-cell table:style-name="ce16" office:value-type="float" office:value="6657.613028" calcext:value-type="float">
            <text:p>6,657.61</text:p>
          </table:table-cell>
          <table:table-cell table:style-name="ce16" office:value-type="float" office:value="415917.4625" calcext:value-type="float">
            <text:p>415,917.46</text:p>
          </table:table-cell>
          <table:table-cell table:style-name="ce17" office:value-type="float" office:value="688544.4983" calcext:value-type="float">
            <text:p>688544.4983</text:p>
          </table:table-cell>
          <table:table-cell table:style-name="ce17" office:value-type="float" office:value="6603.922422" calcext:value-type="float">
            <text:p>6603.922422</text:p>
          </table:table-cell>
          <table:table-cell table:style-name="ce17" office:value-type="float" office:value="10413.46457" calcext:value-type="float">
            <text:p>10413.46457</text:p>
          </table:table-cell>
          <table:table-cell table:style-name="ce60" office:value-type="float" office:value="7716.333599" calcext:value-type="float">
            <text:p>7716.333599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4" office:value-type="string" calcext:value-type="string">
            <text:p>ELD2</text:p>
          </table:table-cell>
          <table:table-cell table:style-name="ce16" office:value-type="float" office:value="19030.36081" calcext:value-type="float">
            <text:p>19,030.36</text:p>
          </table:table-cell>
          <table:table-cell table:style-name="ce16" office:value-type="float" office:value="20699.00219" calcext:value-type="float">
            <text:p>20,699.00</text:p>
          </table:table-cell>
          <table:table-cell table:style-name="ce17" office:value-type="float" office:value="2922.047235" calcext:value-type="float">
            <text:p>2922.047235</text:p>
          </table:table-cell>
          <table:table-cell table:style-name="ce16" office:value-type="float" office:value="2600565.214" calcext:value-type="float">
            <text:p>2,600,565.21</text:p>
          </table:table-cell>
          <table:table-cell table:style-name="ce16" office:value-type="float" office:value="9329466.813" calcext:value-type="float">
            <text:p>9,329,466.81</text:p>
          </table:table-cell>
          <table:table-cell table:style-name="ce17" office:value-type="float" office:value="4019053.284" calcext:value-type="float">
            <text:p>4019053.284</text:p>
          </table:table-cell>
          <table:table-cell table:style-name="ce17" office:value-type="float" office:value="1161578.904" calcext:value-type="float">
            <text:p>1161578.904</text:p>
          </table:table-cell>
          <table:table-cell table:style-name="ce17" office:value-type="float" office:value="3671587.605" calcext:value-type="float">
            <text:p>3671587.605</text:p>
          </table:table-cell>
          <table:table-cell table:style-name="ce17" office:value-type="float" office:value="1542286.275" calcext:value-type="float">
            <text:p>1542286.275</text:p>
          </table:table-cell>
          <table:table-cell table:style-name="ce16" office:value-type="float" office:value="763001.2185" calcext:value-type="float">
            <text:p>763,001.22</text:p>
          </table:table-cell>
          <table:table-cell table:style-name="ce16" office:value-type="float" office:value="1425815.44" calcext:value-type="float">
            <text:p>1,425,815.44</text:p>
          </table:table-cell>
          <table:table-cell table:style-name="ce17" office:value-type="float" office:value="377126.8219" calcext:value-type="float">
            <text:p>377126.8219</text:p>
          </table:table-cell>
          <table:table-cell table:style-name="ce17" office:value-type="float" office:value="19338.19222" calcext:value-type="float">
            <text:p>19338.19222</text:p>
          </table:table-cell>
          <table:table-cell table:style-name="ce17" office:value-type="float" office:value="35064.4314" calcext:value-type="float">
            <text:p>35064.4314</text:p>
          </table:table-cell>
          <table:table-cell table:style-name="ce60" office:value-type="float" office:value="19829.76015" calcext:value-type="float">
            <text:p>19829.76015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4" office:value-type="string" calcext:value-type="string">
            <text:p>ELD3</text:p>
          </table:table-cell>
          <table:table-cell table:style-name="ce16" office:value-type="float" office:value="470192288.3" calcext:value-type="float">
            <text:p>470,192,288.30</text:p>
          </table:table-cell>
          <table:table-cell table:style-name="ce16" office:value-type="float" office:value="470294703.2" calcext:value-type="float">
            <text:p>470,294,703.20</text:p>
          </table:table-cell>
          <table:table-cell table:style-name="ce17" office:value-type="float" office:value="57822.41621" calcext:value-type="float">
            <text:p>57822.41621</text:p>
          </table:table-cell>
          <table:table-cell table:style-name="ce16" office:value-type="float" office:value="478069615.3" calcext:value-type="float">
            <text:p>478,069,615.30</text:p>
          </table:table-cell>
          <table:table-cell table:style-name="ce16" office:value-type="float" office:value="541898763" calcext:value-type="float">
            <text:p>541,898,763.00</text:p>
          </table:table-cell>
          <table:table-cell table:style-name="ce17" office:value-type="float" office:value="20128777.18" calcext:value-type="float">
            <text:p>20128777.18</text:p>
          </table:table-cell>
          <table:table-cell table:style-name="ce17" office:value-type="float" office:value="471058115.8" calcext:value-type="float">
            <text:p>471058115.8</text:p>
          </table:table-cell>
          <table:table-cell table:style-name="ce17" office:value-type="float" office:value="471963142.3" calcext:value-type="float">
            <text:p>471963142.3</text:p>
          </table:table-cell>
          <table:table-cell table:style-name="ce17" office:value-type="float" office:value="529633.389" calcext:value-type="float">
            <text:p>529633.389</text:p>
          </table:table-cell>
          <table:table-cell table:number-columns-repeated="2" table:style-name="ce16" office:value-type="float" office:value="470023232.3" calcext:value-type="float">
            <text:p>470,023,232.30</text:p>
          </table:table-cell>
          <table:table-cell table:style-name="ce58" office:value-type="string" calcext:value-type="string">
            <text:p>1.848771369e-07</text:p>
          </table:table-cell>
          <table:table-cell table:style-name="ce17" office:value-type="float" office:value="470350624.6" calcext:value-type="float">
            <text:p>470350624.6</text:p>
          </table:table-cell>
          <table:table-cell table:style-name="ce17" office:value-type="float" office:value="470581625.1" calcext:value-type="float">
            <text:p>470581625.1</text:p>
          </table:table-cell>
          <table:table-cell table:style-name="ce60" office:value-type="float" office:value="182643.2251" calcext:value-type="float">
            <text:p>182643.2251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4" office:value-type="string" calcext:value-type="string">
            <text:p>ELD4</text:p>
          </table:table-cell>
          <table:table-cell table:style-name="ce16" office:value-type="float" office:value="884980.5569" calcext:value-type="float">
            <text:p>884,980.56</text:p>
          </table:table-cell>
          <table:table-cell table:style-name="ce16" office:value-type="float" office:value="1423887.358" calcext:value-type="float">
            <text:p>1,423,887.36</text:p>
          </table:table-cell>
          <table:table-cell table:style-name="ce17" office:value-type="float" office:value="285794.4518" calcext:value-type="float">
            <text:p>285794.4518</text:p>
          </table:table-cell>
          <table:table-cell table:style-name="ce16" office:value-type="float" office:value="14170362.58" calcext:value-type="float">
            <text:p>14,170,362.58</text:p>
          </table:table-cell>
          <table:table-cell table:style-name="ce16" office:value-type="float" office:value="106749078.5" calcext:value-type="float">
            <text:p>106,749,078.50</text:p>
          </table:table-cell>
          <table:table-cell table:style-name="ce17" office:value-type="float" office:value="73147979.72" calcext:value-type="float">
            <text:p>73147979.72</text:p>
          </table:table-cell>
          <table:table-cell table:style-name="ce17" office:value-type="float" office:value="6482592.714" calcext:value-type="float">
            <text:p>6482592.714</text:p>
          </table:table-cell>
          <table:table-cell table:style-name="ce17" office:value-type="float" office:value="17527314.24" calcext:value-type="float">
            <text:p>17527314.24</text:p>
          </table:table-cell>
          <table:table-cell table:style-name="ce17" office:value-type="float" office:value="5306489.46" calcext:value-type="float">
            <text:p>5306489.46</text:p>
          </table:table-cell>
          <table:table-cell table:style-name="ce16" office:value-type="float" office:value="476053.5197" calcext:value-type="float">
            <text:p>476,053.52</text:p>
          </table:table-cell>
          <table:table-cell table:style-name="ce16" office:value-type="float" office:value="2925852.935" calcext:value-type="float">
            <text:p>2,925,852.94</text:p>
          </table:table-cell>
          <table:table-cell table:style-name="ce17" office:value-type="float" office:value="1268161.817" calcext:value-type="float">
            <text:p>1268161.817</text:p>
          </table:table-cell>
          <table:table-cell table:style-name="ce17" office:value-type="float" office:value="138516.9427" calcext:value-type="float">
            <text:p>138516.9427</text:p>
          </table:table-cell>
          <table:table-cell table:style-name="ce17" office:value-type="float" office:value="331608.7229" calcext:value-type="float">
            <text:p>331608.7229</text:p>
          </table:table-cell>
          <table:table-cell table:style-name="ce60" office:value-type="float" office:value="125778.3196" calcext:value-type="float">
            <text:p>125778.3196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>
          <table:table-cell table:style-name="ce4" office:value-type="string" calcext:value-type="string">
            <text:p>ELD5</text:p>
          </table:table-cell>
          <table:table-cell table:style-name="ce16" office:value-type="float" office:value="8105947615" calcext:value-type="float">
            <text:p>8,105,947,615.00</text:p>
          </table:table-cell>
          <table:table-cell table:style-name="ce16" office:value-type="float" office:value="8110924071" calcext:value-type="float">
            <text:p>8,110,924,071.00</text:p>
          </table:table-cell>
          <table:table-cell table:style-name="ce17" office:value-type="float" office:value="4422895.726" calcext:value-type="float">
            <text:p>4422895.726</text:p>
          </table:table-cell>
          <table:table-cell table:style-name="ce16" office:value-type="string" calcext:value-type="string">
            <text:p>1.312720405e+10</text:p>
          </table:table-cell>
          <table:table-cell table:style-name="ce16" office:value-type="string" calcext:value-type="string">
            <text:p>1.354375465e+10</text:p>
          </table:table-cell>
          <table:table-cell table:style-name="ce17" office:value-type="float" office:value="213865059.7" calcext:value-type="float">
            <text:p>213865059.7</text:p>
          </table:table-cell>
          <table:table-cell table:style-name="ce17" office:value-type="float" office:value="8453090778" calcext:value-type="float">
            <text:p>8453090778</text:p>
          </table:table-cell>
          <table:table-cell table:style-name="ce17" office:value-type="float" office:value="8459337082" calcext:value-type="float">
            <text:p>8459337082</text:p>
          </table:table-cell>
          <table:table-cell table:style-name="ce17" office:value-type="float" office:value="2874979.192" calcext:value-type="float">
            <text:p>2874979.192</text:p>
          </table:table-cell>
          <table:table-cell table:style-name="ce16" office:value-type="float" office:value="8072077963" calcext:value-type="float">
            <text:p>8,072,077,963.00</text:p>
          </table:table-cell>
          <table:table-cell table:style-name="ce16" office:value-type="float" office:value="8084017791" calcext:value-type="float">
            <text:p>8,084,017,791.00</text:p>
          </table:table-cell>
          <table:table-cell table:style-name="ce17" office:value-type="float" office:value="4623617.36" calcext:value-type="float">
            <text:p>4623617.36</text:p>
          </table:table-cell>
          <table:table-cell table:style-name="ce17" office:value-type="float" office:value="8116264799" calcext:value-type="float">
            <text:p>8116264799</text:p>
          </table:table-cell>
          <table:table-cell table:style-name="ce17" office:value-type="float" office:value="8295168707" calcext:value-type="float">
            <text:p>8295168707</text:p>
          </table:table-cell>
          <table:table-cell table:style-name="ce60" office:value-type="float" office:value="193563112.7" calcext:value-type="float">
            <text:p>193563112.7</text:p>
          </table:table-cell>
          <table:table-cell table:style-name="ce89"/>
          <table:table-cell table:style-name="ce95"/>
          <table:table-cell table:style-name="ce86"/>
          <table:table-cell table:style-name="ce95" table:number-columns-repeated="2"/>
          <table:table-cell table:style-name="ce86"/>
          <table:table-cell table:style-name="ce95" table:number-columns-repeated="2"/>
          <table:table-cell table:style-name="ce8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6" office:value-type="string" calcext:value-type="string">
            <text:p>150000 Fes</text:p>
          </table:table-cell>
          <table:table-cell table:style-name="ce25" office:value-type="string" calcext:value-type="string" table:number-columns-spanned="3" table:number-rows-spanned="1">
            <text:p>EO</text:p>
          </table:table-cell>
          <table:covered-table-cell table:style-name="ce48"/>
          <table:covered-table-cell table:style-name="ce59"/>
          <table:table-cell table:style-name="ce25" office:value-type="string" calcext:value-type="string" table:number-columns-spanned="3" table:number-rows-spanned="1">
            <text:p>EO+APP</text:p>
          </table:table-cell>
          <table:covered-table-cell table:style-name="ce48"/>
          <table:covered-table-cell table:style-name="ce59"/>
          <table:table-cell table:style-name="ce25" office:value-type="string" calcext:value-type="string" table:number-columns-spanned="3" table:number-rows-spanned="1">
            <text:p>EO+MEM</text:p>
          </table:table-cell>
          <table:covered-table-cell table:style-name="ce48"/>
          <table:covered-table-cell table:style-name="ce59"/>
          <table:table-cell table:style-name="ce25" office:value-type="string" calcext:value-type="string" table:number-columns-spanned="3" table:number-rows-spanned="1">
            <text:p>EO+APP+MEM</text:p>
          </table:table-cell>
          <table:covered-table-cell table:style-name="ce48"/>
          <table:covered-table-cell table:style-name="ce59"/>
          <table:table-cell table:number-columns-repeated="1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45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45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45" office:value-type="string" calcext:value-type="string">
            <text:p>st</text:p>
          </table:table-cell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mean</text:p>
          </table:table-cell>
          <table:table-cell table:style-name="ce45" office:value-type="string" calcext:value-type="string">
            <text:p>st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MSynth</text:p>
          </table:table-cell>
          <table:table-cell table:style-name="ce17" office:value-type="float" office:value="0.2426087787" calcext:value-type="float">
            <text:p>0.2426087787</text:p>
          </table:table-cell>
          <table:table-cell table:style-name="ce17" office:value-type="float" office:value="0.2859130218" calcext:value-type="float">
            <text:p>0.2859130218</text:p>
          </table:table-cell>
          <table:table-cell table:style-name="ce60" office:value-type="float" office:value="0.02299190412" calcext:value-type="float">
            <text:p>0.02299190412</text:p>
          </table:table-cell>
          <table:table-cell table:style-name="ce17" office:value-type="float" office:value="0.265445773" calcext:value-type="float">
            <text:p>0.265445773</text:p>
          </table:table-cell>
          <table:table-cell table:style-name="ce17" office:value-type="float" office:value="0.2968992453" calcext:value-type="float">
            <text:p>0.2968992453</text:p>
          </table:table-cell>
          <table:table-cell table:style-name="ce60" office:value-type="float" office:value="0.01575236877" calcext:value-type="float">
            <text:p>0.01575236877</text:p>
          </table:table-cell>
          <table:table-cell table:style-name="ce17" office:value-type="float" office:value="0.2205433996" calcext:value-type="float">
            <text:p>0.2205433996</text:p>
          </table:table-cell>
          <table:table-cell table:style-name="ce17" office:value-type="float" office:value="0.2893431636" calcext:value-type="float">
            <text:p>0.2893431636</text:p>
          </table:table-cell>
          <table:table-cell table:style-name="ce60" office:value-type="float" office:value="0.02006445766" calcext:value-type="float">
            <text:p>0.02006445766</text:p>
          </table:table-cell>
          <table:table-cell table:style-name="ce17" office:value-type="float" office:value="0.258850589" calcext:value-type="float">
            <text:p>0.258850589</text:p>
          </table:table-cell>
          <table:table-cell table:style-name="ce17" office:value-type="float" office:value="0.2976077147" calcext:value-type="float">
            <text:p>0.2976077147</text:p>
          </table:table-cell>
          <table:table-cell table:style-name="ce60" office:value-type="float" office:value="0.01462203329" calcext:value-type="float">
            <text:p>0.01462203329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LennardJones</text:p>
          </table:table-cell>
          <table:table-cell table:style-name="ce17" office:value-type="float" office:value="-15.82941908" calcext:value-type="float">
            <text:p>-15.82941908</text:p>
          </table:table-cell>
          <table:table-cell table:style-name="ce17" office:value-type="float" office:value="-12.20055451" calcext:value-type="float">
            <text:p>-12.20055451</text:p>
          </table:table-cell>
          <table:table-cell table:style-name="ce60" office:value-type="float" office:value="1.743688768" calcext:value-type="float">
            <text:p>1.743688768</text:p>
          </table:table-cell>
          <table:table-cell table:style-name="ce17" office:value-type="float" office:value="-14.88637666" calcext:value-type="float">
            <text:p>-14.88637666</text:p>
          </table:table-cell>
          <table:table-cell table:style-name="ce17" office:value-type="float" office:value="-11.5223685" calcext:value-type="float">
            <text:p>-11.5223685</text:p>
          </table:table-cell>
          <table:table-cell table:style-name="ce60" office:value-type="float" office:value="1.330953508" calcext:value-type="float">
            <text:p>1.330953508</text:p>
          </table:table-cell>
          <table:table-cell table:style-name="ce17" office:value-type="float" office:value="-16.7597284" calcext:value-type="float">
            <text:p>-16.7597284</text:p>
          </table:table-cell>
          <table:table-cell table:style-name="ce17" office:value-type="float" office:value="-12.14408133" calcext:value-type="float">
            <text:p>-12.14408133</text:p>
          </table:table-cell>
          <table:table-cell table:style-name="ce60" office:value-type="float" office:value="2.181638831" calcext:value-type="float">
            <text:p>2.181638831</text:p>
          </table:table-cell>
          <table:table-cell table:style-name="ce17" office:value-type="float" office:value="-15.05983032" calcext:value-type="float">
            <text:p>-15.05983032</text:p>
          </table:table-cell>
          <table:table-cell table:style-name="ce17" office:value-type="float" office:value="-11.64845534" calcext:value-type="float">
            <text:p>-11.64845534</text:p>
          </table:table-cell>
          <table:table-cell table:style-name="ce60" office:value-type="float" office:value="1.581120548" calcext:value-type="float">
            <text:p>1.58112054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BifuantionalCatalyst</text:p>
          </table:table-cell>
          <table:table-cell table:style-name="ce17" office:value-type="float" office:value="-0.0002865906464" calcext:value-type="float">
            <text:p>-0.0002865906464</text:p>
          </table:table-cell>
          <table:table-cell table:style-name="ce17" office:value-type="float" office:value="-0.0002865905476" calcext:value-type="float">
            <text:p>-0.0002865905476</text:p>
          </table:table-cell>
          <table:table-cell table:style-name="ce61" office:value-type="string" calcext:value-type="string">
            <text:p>9.361236018e-11</text:p>
          </table:table-cell>
          <table:table-cell table:style-name="ce17" office:value-type="float" office:value="-0.0002865906289" calcext:value-type="float">
            <text:p>-0.0002865906289</text:p>
          </table:table-cell>
          <table:table-cell table:style-name="ce17" office:value-type="float" office:value="-0.0002865901384" calcext:value-type="float">
            <text:p>-0.0002865901384</text:p>
          </table:table-cell>
          <table:table-cell table:style-name="ce61" office:value-type="string" calcext:value-type="string">
            <text:p>5.70546361e-10</text:p>
          </table:table-cell>
          <table:table-cell table:style-name="ce17" office:value-type="float" office:value="-0.0002865906461" calcext:value-type="float">
            <text:p>-0.0002865906461</text:p>
          </table:table-cell>
          <table:table-cell table:style-name="ce17" office:value-type="float" office:value="-0.0002865905035" calcext:value-type="float">
            <text:p>-0.0002865905035</text:p>
          </table:table-cell>
          <table:table-cell table:style-name="ce61" office:value-type="string" calcext:value-type="string">
            <text:p>1.818112359e-10</text:p>
          </table:table-cell>
          <table:table-cell table:style-name="ce17" office:value-type="float" office:value="-0.0002865906335" calcext:value-type="float">
            <text:p>-0.0002865906335</text:p>
          </table:table-cell>
          <table:table-cell table:style-name="ce17" office:value-type="float" office:value="-0.0002865650717" calcext:value-type="float">
            <text:p>-0.0002865650717</text:p>
          </table:table-cell>
          <table:table-cell table:style-name="ce61" office:value-type="string" calcext:value-type="string">
            <text:p>5.283017614e-0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STR</text:p>
          </table:table-cell>
          <table:table-cell table:style-name="ce17" office:value-type="float" office:value="80.11262009" calcext:value-type="float">
            <text:p>80.11262009</text:p>
          </table:table-cell>
          <table:table-cell table:style-name="ce17" office:value-type="float" office:value="10805.99696" calcext:value-type="float">
            <text:p>10805.99696</text:p>
          </table:table-cell>
          <table:table-cell table:style-name="ce60" office:value-type="float" office:value="22630.65272" calcext:value-type="float">
            <text:p>22630.65272</text:p>
          </table:table-cell>
          <table:table-cell table:style-name="ce17" office:value-type="float" office:value="5.057454518" calcext:value-type="float">
            <text:p>5.057454518</text:p>
          </table:table-cell>
          <table:table-cell table:style-name="ce17" office:value-type="float" office:value="63555.61096" calcext:value-type="float">
            <text:p>63555.61096</text:p>
          </table:table-cell>
          <table:table-cell table:style-name="ce60" office:value-type="float" office:value="126770.9699" calcext:value-type="float">
            <text:p>126770.9699</text:p>
          </table:table-cell>
          <table:table-cell table:style-name="ce17" office:value-type="float" office:value="80.11262009" calcext:value-type="float">
            <text:p>80.11262009</text:p>
          </table:table-cell>
          <table:table-cell table:style-name="ce17" office:value-type="float" office:value="10635.34871" calcext:value-type="float">
            <text:p>10635.34871</text:p>
          </table:table-cell>
          <table:table-cell table:style-name="ce60" office:value-type="float" office:value="22582.30421" calcext:value-type="float">
            <text:p>22582.30421</text:p>
          </table:table-cell>
          <table:table-cell table:style-name="ce17" office:value-type="float" office:value="15.87791182" calcext:value-type="float">
            <text:p>15.87791182</text:p>
          </table:table-cell>
          <table:table-cell table:style-name="ce17" office:value-type="float" office:value="93426.02939" calcext:value-type="float">
            <text:p>93426.02939</text:p>
          </table:table-cell>
          <table:table-cell table:style-name="ce60" office:value-type="float" office:value="132248.6518" calcext:value-type="float">
            <text:p>132248.651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ersdoffSiB</text:p>
          </table:table-cell>
          <table:table-cell table:style-name="ce17" office:value-type="float" office:value="-27.33646273" calcext:value-type="float">
            <text:p>-27.33646273</text:p>
          </table:table-cell>
          <table:table-cell table:style-name="ce17" office:value-type="float" office:value="-24.93278552" calcext:value-type="float">
            <text:p>-24.93278552</text:p>
          </table:table-cell>
          <table:table-cell table:style-name="ce60" office:value-type="float" office:value="1.277547861" calcext:value-type="float">
            <text:p>1.277547861</text:p>
          </table:table-cell>
          <table:table-cell table:style-name="ce17" office:value-type="float" office:value="-26.83442298" calcext:value-type="float">
            <text:p>-26.83442298</text:p>
          </table:table-cell>
          <table:table-cell table:style-name="ce17" office:value-type="float" office:value="-24.76088117" calcext:value-type="float">
            <text:p>-24.76088117</text:p>
          </table:table-cell>
          <table:table-cell table:style-name="ce60" office:value-type="float" office:value="1.279543141" calcext:value-type="float">
            <text:p>1.279543141</text:p>
          </table:table-cell>
          <table:table-cell table:style-name="ce17" office:value-type="float" office:value="-26.31737322" calcext:value-type="float">
            <text:p>-26.31737322</text:p>
          </table:table-cell>
          <table:table-cell table:style-name="ce17" office:value-type="float" office:value="-17.24953496" calcext:value-type="float">
            <text:p>-17.24953496</text:p>
          </table:table-cell>
          <table:table-cell table:style-name="ce60" office:value-type="float" office:value="8.243696725" calcext:value-type="float">
            <text:p>8.243696725</text:p>
          </table:table-cell>
          <table:table-cell table:style-name="ce17" office:value-type="float" office:value="-24.79758324" calcext:value-type="float">
            <text:p>-24.79758324</text:p>
          </table:table-cell>
          <table:table-cell table:style-name="ce17" office:value-type="float" office:value="-21.14424651" calcext:value-type="float">
            <text:p>-21.14424651</text:p>
          </table:table-cell>
          <table:table-cell table:style-name="ce60" office:value-type="float" office:value="1.736579068" calcext:value-type="float">
            <text:p>1.7365790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ersdoffSiC</text:p>
          </table:table-cell>
          <table:table-cell table:style-name="ce17" office:value-type="float" office:value="-31.48064458" calcext:value-type="float">
            <text:p>-31.48064458</text:p>
          </table:table-cell>
          <table:table-cell table:style-name="ce17" office:value-type="float" office:value="-28.96566368" calcext:value-type="float">
            <text:p>-28.96566368</text:p>
          </table:table-cell>
          <table:table-cell table:style-name="ce60" office:value-type="float" office:value="1.440816542" calcext:value-type="float">
            <text:p>1.440816542</text:p>
          </table:table-cell>
          <table:table-cell table:style-name="ce17" office:value-type="float" office:value="-31.2201117" calcext:value-type="float">
            <text:p>-31.2201117</text:p>
          </table:table-cell>
          <table:table-cell table:style-name="ce17" office:value-type="float" office:value="-28.68971002" calcext:value-type="float">
            <text:p>-28.68971002</text:p>
          </table:table-cell>
          <table:table-cell table:style-name="ce60" office:value-type="float" office:value="1.521525081" calcext:value-type="float">
            <text:p>1.521525081</text:p>
          </table:table-cell>
          <table:table-cell table:style-name="ce17" office:value-type="float" office:value="-30.13871112" calcext:value-type="float">
            <text:p>-30.13871112</text:p>
          </table:table-cell>
          <table:table-cell table:style-name="ce17" office:value-type="float" office:value="-22.36198819" calcext:value-type="float">
            <text:p>-22.36198819</text:p>
          </table:table-cell>
          <table:table-cell table:style-name="ce60" office:value-type="float" office:value="6.118197162" calcext:value-type="float">
            <text:p>6.118197162</text:p>
          </table:table-cell>
          <table:table-cell table:style-name="ce17" office:value-type="float" office:value="-29.61735238" calcext:value-type="float">
            <text:p>-29.61735238</text:p>
          </table:table-cell>
          <table:table-cell table:style-name="ce17" office:value-type="float" office:value="-25.77718772" calcext:value-type="float">
            <text:p>-25.77718772</text:p>
          </table:table-cell>
          <table:table-cell table:style-name="ce60" office:value-type="float" office:value="1.91811245" calcext:value-type="float">
            <text:p>1.9181124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PolyFhase</text:p>
          </table:table-cell>
          <table:table-cell table:style-name="ce17" office:value-type="float" office:value="0.4468454072" calcext:value-type="float">
            <text:p>0.4468454072</text:p>
          </table:table-cell>
          <table:table-cell table:style-name="ce17" office:value-type="float" office:value="0.7948545739" calcext:value-type="float">
            <text:p>0.7948545739</text:p>
          </table:table-cell>
          <table:table-cell table:style-name="ce60" office:value-type="float" office:value="0.2067034441" calcext:value-type="float">
            <text:p>0.2067034441</text:p>
          </table:table-cell>
          <table:table-cell table:style-name="ce17" office:value-type="float" office:value="0.5619386567" calcext:value-type="float">
            <text:p>0.5619386567</text:p>
          </table:table-cell>
          <table:table-cell table:style-name="ce17" office:value-type="float" office:value="0.7994372296" calcext:value-type="float">
            <text:p>0.7994372296</text:p>
          </table:table-cell>
          <table:table-cell table:style-name="ce60" office:value-type="float" office:value="0.1832889859" calcext:value-type="float">
            <text:p>0.1832889859</text:p>
          </table:table-cell>
          <table:table-cell table:style-name="ce17" office:value-type="float" office:value="0.612722571" calcext:value-type="float">
            <text:p>0.612722571</text:p>
          </table:table-cell>
          <table:table-cell table:style-name="ce17" office:value-type="float" office:value="1.068238166" calcext:value-type="float">
            <text:p>1.068238166</text:p>
          </table:table-cell>
          <table:table-cell table:style-name="ce60" office:value-type="float" office:value="0.2845020425" calcext:value-type="float">
            <text:p>0.2845020425</text:p>
          </table:table-cell>
          <table:table-cell table:style-name="ce17" office:value-type="float" office:value="0.7768491328" calcext:value-type="float">
            <text:p>0.7768491328</text:p>
          </table:table-cell>
          <table:table-cell table:style-name="ce17" office:value-type="float" office:value="1.200405436" calcext:value-type="float">
            <text:p>1.200405436</text:p>
          </table:table-cell>
          <table:table-cell table:style-name="ce60" office:value-type="float" office:value="0.2866793343" calcext:value-type="float">
            <text:p>0.286679334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NEP</text:p>
          </table:table-cell>
          <table:table-cell table:style-name="ce26" office:value-type="float" office:value="250" calcext:value-type="float">
            <text:p>250.00</text:p>
          </table:table-cell>
          <table:table-cell table:style-name="ce22" office:value-type="float" office:value="250" calcext:value-type="float">
            <text:p>250.00</text:p>
          </table:table-cell>
          <table:table-cell table:style-name="ce62" office:value-type="float" office:value="0" calcext:value-type="float">
            <text:p>0</text:p>
          </table:table-cell>
          <table:table-cell table:style-name="ce26" office:value-type="float" office:value="250" calcext:value-type="float">
            <text:p>250.00</text:p>
          </table:table-cell>
          <table:table-cell table:style-name="ce22" office:value-type="float" office:value="250" calcext:value-type="float">
            <text:p>250.00</text:p>
          </table:table-cell>
          <table:table-cell table:style-name="ce62" office:value-type="float" office:value="0" calcext:value-type="float">
            <text:p>0</text:p>
          </table:table-cell>
          <table:table-cell table:style-name="ce26" office:value-type="float" office:value="250" calcext:value-type="float">
            <text:p>250.00</text:p>
          </table:table-cell>
          <table:table-cell table:style-name="ce22" office:value-type="float" office:value="250" calcext:value-type="float">
            <text:p>250.00</text:p>
          </table:table-cell>
          <table:table-cell table:style-name="ce62" office:value-type="float" office:value="0" calcext:value-type="float">
            <text:p>0</text:p>
          </table:table-cell>
          <table:table-cell table:style-name="ce26" office:value-type="float" office:value="250" calcext:value-type="float">
            <text:p>250.00</text:p>
          </table:table-cell>
          <table:table-cell table:style-name="ce22" office:value-type="float" office:value="250" calcext:value-type="float">
            <text:p>250.0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ransmissionPricin</text:p>
          </table:table-cell>
          <table:table-cell table:style-name="ce17" office:value-type="float" office:value="13775940.18" calcext:value-type="float">
            <text:p>13775940.18</text:p>
          </table:table-cell>
          <table:table-cell table:style-name="ce17" office:value-type="float" office:value="13776968.1" calcext:value-type="float">
            <text:p>13776968.1</text:p>
          </table:table-cell>
          <table:table-cell table:style-name="ce60" office:value-type="float" office:value="481.2205121" calcext:value-type="float">
            <text:p>481.2205121</text:p>
          </table:table-cell>
          <table:table-cell table:style-name="ce17" office:value-type="float" office:value="13776456.35" calcext:value-type="float">
            <text:p>13776456.35</text:p>
          </table:table-cell>
          <table:table-cell table:style-name="ce17" office:value-type="float" office:value="13777314.04" calcext:value-type="float">
            <text:p>13777314.04</text:p>
          </table:table-cell>
          <table:table-cell table:style-name="ce60" office:value-type="float" office:value="465.7720051" calcext:value-type="float">
            <text:p>465.7720051</text:p>
          </table:table-cell>
          <table:table-cell table:style-name="ce17" office:value-type="float" office:value="13777516.89" calcext:value-type="float">
            <text:p>13777516.89</text:p>
          </table:table-cell>
          <table:table-cell table:style-name="ce17" office:value-type="float" office:value="41308454.02" calcext:value-type="float">
            <text:p>41308454.02</text:p>
          </table:table-cell>
          <table:table-cell table:style-name="ce60" office:value-type="float" office:value="28013501.01" calcext:value-type="float">
            <text:p>28013501.01</text:p>
          </table:table-cell>
          <table:table-cell table:style-name="ce17" office:value-type="float" office:value="13777634.59" calcext:value-type="float">
            <text:p>13777634.59</text:p>
          </table:table-cell>
          <table:table-cell table:style-name="ce17" office:value-type="float" office:value="37864312.86" calcext:value-type="float">
            <text:p>37864312.86</text:p>
          </table:table-cell>
          <table:table-cell table:style-name="ce60" office:value-type="float" office:value="20803333.64" calcext:value-type="float">
            <text:p>20803333.64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ntennaArray</text:p>
          </table:table-cell>
          <table:table-cell table:style-name="ce17" office:value-type="float" office:value="0.01999829807" calcext:value-type="float">
            <text:p>0.01999829807</text:p>
          </table:table-cell>
          <table:table-cell table:style-name="ce17" office:value-type="float" office:value="0.1733671569" calcext:value-type="float">
            <text:p>0.1733671569</text:p>
          </table:table-cell>
          <table:table-cell table:style-name="ce60" office:value-type="float" office:value="0.07946307397" calcext:value-type="float">
            <text:p>0.07946307397</text:p>
          </table:table-cell>
          <table:table-cell table:style-name="ce17" office:value-type="float" office:value="0.04232197626" calcext:value-type="float">
            <text:p>0.04232197626</text:p>
          </table:table-cell>
          <table:table-cell table:style-name="ce17" office:value-type="float" office:value="0.1960419418" calcext:value-type="float">
            <text:p>0.1960419418</text:p>
          </table:table-cell>
          <table:table-cell table:style-name="ce60" office:value-type="float" office:value="0.0587190111" calcext:value-type="float">
            <text:p>0.0587190111</text:p>
          </table:table-cell>
          <table:table-cell table:style-name="ce17" office:value-type="float" office:value="0.01999829807" calcext:value-type="float">
            <text:p>0.01999829807</text:p>
          </table:table-cell>
          <table:table-cell table:style-name="ce17" office:value-type="float" office:value="0.1733671569" calcext:value-type="float">
            <text:p>0.1733671569</text:p>
          </table:table-cell>
          <table:table-cell table:style-name="ce60" office:value-type="float" office:value="0.07946307397" calcext:value-type="float">
            <text:p>0.07946307397</text:p>
          </table:table-cell>
          <table:table-cell table:style-name="ce17" office:value-type="float" office:value="0.03199128983" calcext:value-type="float">
            <text:p>0.03199128983</text:p>
          </table:table-cell>
          <table:table-cell table:style-name="ce17" office:value-type="float" office:value="0.1867232149" calcext:value-type="float">
            <text:p>0.1867232149</text:p>
          </table:table-cell>
          <table:table-cell table:style-name="ce60" office:value-type="float" office:value="0.07161957947" calcext:value-type="float">
            <text:p>0.07161957947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ED1</text:p>
          </table:table-cell>
          <table:table-cell table:style-name="ce17" office:value-type="float" office:value="464634158.9" calcext:value-type="float">
            <text:p>464634158.9</text:p>
          </table:table-cell>
          <table:table-cell table:style-name="ce17" office:value-type="float" office:value="479810672.1" calcext:value-type="float">
            <text:p>479810672.1</text:p>
          </table:table-cell>
          <table:table-cell table:style-name="ce60" office:value-type="float" office:value="10428912.68" calcext:value-type="float">
            <text:p>10428912.68</text:p>
          </table:table-cell>
          <table:table-cell table:style-name="ce17" office:value-type="float" office:value="466831874.1" calcext:value-type="float">
            <text:p>466831874.1</text:p>
          </table:table-cell>
          <table:table-cell table:style-name="ce17" office:value-type="float" office:value="489234993.9" calcext:value-type="float">
            <text:p>489234993.9</text:p>
          </table:table-cell>
          <table:table-cell table:style-name="ce60" office:value-type="float" office:value="10947881.05" calcext:value-type="float">
            <text:p>10947881.05</text:p>
          </table:table-cell>
          <table:table-cell table:style-name="ce17" office:value-type="float" office:value="464634158.9" calcext:value-type="float">
            <text:p>464634158.9</text:p>
          </table:table-cell>
          <table:table-cell table:style-name="ce17" office:value-type="float" office:value="479810672.1" calcext:value-type="float">
            <text:p>479810672.1</text:p>
          </table:table-cell>
          <table:table-cell table:style-name="ce60" office:value-type="float" office:value="10428912.68" calcext:value-type="float">
            <text:p>10428912.68</text:p>
          </table:table-cell>
          <table:table-cell table:style-name="ce17" office:value-type="float" office:value="467796615.8" calcext:value-type="float">
            <text:p>467796615.8</text:p>
          </table:table-cell>
          <table:table-cell table:style-name="ce17" office:value-type="float" office:value="487002371.3" calcext:value-type="float">
            <text:p>487002371.3</text:p>
          </table:table-cell>
          <table:table-cell table:style-name="ce60" office:value-type="float" office:value="9846702.86" calcext:value-type="float">
            <text:p>9846702.8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ED2</text:p>
          </table:table-cell>
          <table:table-cell table:style-name="ce17" office:value-type="float" office:value="52463484.01" calcext:value-type="float">
            <text:p>52463484.01</text:p>
          </table:table-cell>
          <table:table-cell table:style-name="ce17" office:value-type="float" office:value="73536820.82" calcext:value-type="float">
            <text:p>73536820.82</text:p>
          </table:table-cell>
          <table:table-cell table:style-name="ce60" office:value-type="float" office:value="13625891.45" calcext:value-type="float">
            <text:p>13625891.45</text:p>
          </table:table-cell>
          <table:table-cell table:style-name="ce17" office:value-type="float" office:value="60130998.54" calcext:value-type="float">
            <text:p>60130998.54</text:p>
          </table:table-cell>
          <table:table-cell table:style-name="ce17" office:value-type="float" office:value="80833293.64" calcext:value-type="float">
            <text:p>80833293.64</text:p>
          </table:table-cell>
          <table:table-cell table:style-name="ce60" office:value-type="float" office:value="16987027.59" calcext:value-type="float">
            <text:p>16987027.59</text:p>
          </table:table-cell>
          <table:table-cell table:style-name="ce17" office:value-type="float" office:value="52463484.01" calcext:value-type="float">
            <text:p>52463484.01</text:p>
          </table:table-cell>
          <table:table-cell table:style-name="ce17" office:value-type="float" office:value="73536820.82" calcext:value-type="float">
            <text:p>73536820.82</text:p>
          </table:table-cell>
          <table:table-cell table:style-name="ce60" office:value-type="float" office:value="13625891.45" calcext:value-type="float">
            <text:p>13625891.45</text:p>
          </table:table-cell>
          <table:table-cell table:style-name="ce17" office:value-type="float" office:value="52432134.97" calcext:value-type="float">
            <text:p>52432134.97</text:p>
          </table:table-cell>
          <table:table-cell table:style-name="ce17" office:value-type="float" office:value="81250958.82" calcext:value-type="float">
            <text:p>81250958.82</text:p>
          </table:table-cell>
          <table:table-cell table:style-name="ce60" office:value-type="float" office:value="13916144.34" calcext:value-type="float">
            <text:p>13916144.34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ELD1</text:p>
          </table:table-cell>
          <table:table-cell table:style-name="ce17" office:value-type="float" office:value="6603.922422" calcext:value-type="float">
            <text:p>6603.922422</text:p>
          </table:table-cell>
          <table:table-cell table:style-name="ce17" office:value-type="float" office:value="10413.46457" calcext:value-type="float">
            <text:p>10413.46457</text:p>
          </table:table-cell>
          <table:table-cell table:style-name="ce60" office:value-type="float" office:value="7716.333599" calcext:value-type="float">
            <text:p>7716.333599</text:p>
          </table:table-cell>
          <table:table-cell table:style-name="ce17" office:value-type="float" office:value="6770.885293" calcext:value-type="float">
            <text:p>6770.885293</text:p>
          </table:table-cell>
          <table:table-cell table:style-name="ce17" office:value-type="float" office:value="17860.54451" calcext:value-type="float">
            <text:p>17860.54451</text:p>
          </table:table-cell>
          <table:table-cell table:style-name="ce60" office:value-type="float" office:value="15431.62363" calcext:value-type="float">
            <text:p>15431.62363</text:p>
          </table:table-cell>
          <table:table-cell table:style-name="ce17" office:value-type="float" office:value="6603.922422" calcext:value-type="float">
            <text:p>6603.922422</text:p>
          </table:table-cell>
          <table:table-cell table:style-name="ce17" office:value-type="float" office:value="10219.0443" calcext:value-type="float">
            <text:p>10219.0443</text:p>
          </table:table-cell>
          <table:table-cell table:style-name="ce60" office:value-type="float" office:value="7772.321644" calcext:value-type="float">
            <text:p>7772.321644</text:p>
          </table:table-cell>
          <table:table-cell table:style-name="ce17" office:value-type="float" office:value="6574.773227" calcext:value-type="float">
            <text:p>6574.773227</text:p>
          </table:table-cell>
          <table:table-cell table:style-name="ce17" office:value-type="float" office:value="20028.69498" calcext:value-type="float">
            <text:p>20028.69498</text:p>
          </table:table-cell>
          <table:table-cell table:style-name="ce60" office:value-type="float" office:value="30081.80949" calcext:value-type="float">
            <text:p>30081.80949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ELD2</text:p>
          </table:table-cell>
          <table:table-cell table:style-name="ce17" office:value-type="float" office:value="19338.19222" calcext:value-type="float">
            <text:p>19338.19222</text:p>
          </table:table-cell>
          <table:table-cell table:style-name="ce17" office:value-type="float" office:value="35064.4314" calcext:value-type="float">
            <text:p>35064.4314</text:p>
          </table:table-cell>
          <table:table-cell table:style-name="ce60" office:value-type="float" office:value="19829.76015" calcext:value-type="float">
            <text:p>19829.76015</text:p>
          </table:table-cell>
          <table:table-cell table:style-name="ce17" office:value-type="float" office:value="19672.98446" calcext:value-type="float">
            <text:p>19672.98446</text:p>
          </table:table-cell>
          <table:table-cell table:style-name="ce17" office:value-type="float" office:value="61011.19781" calcext:value-type="float">
            <text:p>61011.19781</text:p>
          </table:table-cell>
          <table:table-cell table:style-name="ce60" office:value-type="float" office:value="59900.02455" calcext:value-type="float">
            <text:p>59900.02455</text:p>
          </table:table-cell>
          <table:table-cell table:style-name="ce17" office:value-type="float" office:value="19338.19222" calcext:value-type="float">
            <text:p>19338.19222</text:p>
          </table:table-cell>
          <table:table-cell table:style-name="ce17" office:value-type="float" office:value="35064.4314" calcext:value-type="float">
            <text:p>35064.4314</text:p>
          </table:table-cell>
          <table:table-cell table:style-name="ce60" office:value-type="float" office:value="19829.76015" calcext:value-type="float">
            <text:p>19829.76015</text:p>
          </table:table-cell>
          <table:table-cell table:style-name="ce17" office:value-type="float" office:value="20997.28463" calcext:value-type="float">
            <text:p>20997.28463</text:p>
          </table:table-cell>
          <table:table-cell table:style-name="ce17" office:value-type="float" office:value="66986.94561" calcext:value-type="float">
            <text:p>66986.94561</text:p>
          </table:table-cell>
          <table:table-cell table:style-name="ce60" office:value-type="float" office:value="48651.49589" calcext:value-type="float">
            <text:p>48651.49589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ELD3</text:p>
          </table:table-cell>
          <table:table-cell table:style-name="ce17" office:value-type="float" office:value="470350624.6" calcext:value-type="float">
            <text:p>470350624.6</text:p>
          </table:table-cell>
          <table:table-cell table:style-name="ce17" office:value-type="float" office:value="470581625.1" calcext:value-type="float">
            <text:p>470581625.1</text:p>
          </table:table-cell>
          <table:table-cell table:style-name="ce60" office:value-type="float" office:value="182643.2251" calcext:value-type="float">
            <text:p>182643.2251</text:p>
          </table:table-cell>
          <table:table-cell table:style-name="ce17" office:value-type="float" office:value="470436676.5" calcext:value-type="float">
            <text:p>470436676.5</text:p>
          </table:table-cell>
          <table:table-cell table:style-name="ce17" office:value-type="float" office:value="470596641" calcext:value-type="float">
            <text:p>470596641</text:p>
          </table:table-cell>
          <table:table-cell table:style-name="ce60" office:value-type="float" office:value="141941.5706" calcext:value-type="float">
            <text:p>141941.5706</text:p>
          </table:table-cell>
          <table:table-cell table:style-name="ce17" office:value-type="float" office:value="470350624.6" calcext:value-type="float">
            <text:p>470350624.6</text:p>
          </table:table-cell>
          <table:table-cell table:style-name="ce17" office:value-type="float" office:value="470581625.1" calcext:value-type="float">
            <text:p>470581625.1</text:p>
          </table:table-cell>
          <table:table-cell table:style-name="ce60" office:value-type="float" office:value="182643.2251" calcext:value-type="float">
            <text:p>182643.2251</text:p>
          </table:table-cell>
          <table:table-cell table:style-name="ce17" office:value-type="float" office:value="470339617" calcext:value-type="float">
            <text:p>470339617</text:p>
          </table:table-cell>
          <table:table-cell table:style-name="ce17" office:value-type="float" office:value="70652010.5" calcext:value-type="float">
            <text:p>70652010.5</text:p>
          </table:table-cell>
          <table:table-cell table:style-name="ce60" office:value-type="float" office:value="171247.2501" calcext:value-type="float">
            <text:p>171247.250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ELD4</text:p>
          </table:table-cell>
          <table:table-cell table:style-name="ce17" office:value-type="float" office:value="138516.9427" calcext:value-type="float">
            <text:p>138516.9427</text:p>
          </table:table-cell>
          <table:table-cell table:style-name="ce17" office:value-type="float" office:value="331608.7229" calcext:value-type="float">
            <text:p>331608.7229</text:p>
          </table:table-cell>
          <table:table-cell table:style-name="ce60" office:value-type="float" office:value="125778.3196" calcext:value-type="float">
            <text:p>125778.3196</text:p>
          </table:table-cell>
          <table:table-cell table:style-name="ce17" office:value-type="float" office:value="129514.7094" calcext:value-type="float">
            <text:p>129514.7094</text:p>
          </table:table-cell>
          <table:table-cell table:style-name="ce17" office:value-type="float" office:value="438466.1401" calcext:value-type="float">
            <text:p>438466.1401</text:p>
          </table:table-cell>
          <table:table-cell table:style-name="ce60" office:value-type="float" office:value="190314.2651" calcext:value-type="float">
            <text:p>190314.2651</text:p>
          </table:table-cell>
          <table:table-cell table:style-name="ce17" office:value-type="float" office:value="138516.9427" calcext:value-type="float">
            <text:p>138516.9427</text:p>
          </table:table-cell>
          <table:table-cell table:style-name="ce17" office:value-type="float" office:value="331608.7229" calcext:value-type="float">
            <text:p>331608.7229</text:p>
          </table:table-cell>
          <table:table-cell table:style-name="ce60" office:value-type="float" office:value="125778.3196" calcext:value-type="float">
            <text:p>125778.3196</text:p>
          </table:table-cell>
          <table:table-cell table:style-name="ce17" office:value-type="float" office:value="152983.4568" calcext:value-type="float">
            <text:p>152983.4568</text:p>
          </table:table-cell>
          <table:table-cell table:style-name="ce17" office:value-type="float" office:value="421286.3464" calcext:value-type="float">
            <text:p>421286.3464</text:p>
          </table:table-cell>
          <table:table-cell table:style-name="ce60" office:value-type="float" office:value="176238.5485" calcext:value-type="float">
            <text:p>176238.5485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ELD5</text:p>
          </table:table-cell>
          <table:table-cell table:style-name="ce17" office:value-type="float" office:value="8116264799" calcext:value-type="float">
            <text:p>8116264799</text:p>
          </table:table-cell>
          <table:table-cell table:style-name="ce17" office:value-type="float" office:value="8295168707" calcext:value-type="float">
            <text:p>8295168707</text:p>
          </table:table-cell>
          <table:table-cell table:style-name="ce60" office:value-type="float" office:value="193563112.7" calcext:value-type="float">
            <text:p>193563112.7</text:p>
          </table:table-cell>
          <table:table-cell table:style-name="ce17" office:value-type="float" office:value="8110948545" calcext:value-type="float">
            <text:p>8110948545</text:p>
          </table:table-cell>
          <table:table-cell table:style-name="ce17" office:value-type="float" office:value="8310981439" calcext:value-type="float">
            <text:p>8310981439</text:p>
          </table:table-cell>
          <table:table-cell table:style-name="ce60" office:value-type="float" office:value="188394364.1" calcext:value-type="float">
            <text:p>188394364.1</text:p>
          </table:table-cell>
          <table:table-cell table:style-name="ce17" office:value-type="float" office:value="8116264799" calcext:value-type="float">
            <text:p>8116264799</text:p>
          </table:table-cell>
          <table:table-cell table:style-name="ce17" office:value-type="float" office:value="8295168707" calcext:value-type="float">
            <text:p>8295168707</text:p>
          </table:table-cell>
          <table:table-cell table:style-name="ce60" office:value-type="float" office:value="193563112.7" calcext:value-type="float">
            <text:p>193563112.7</text:p>
          </table:table-cell>
          <table:table-cell table:style-name="ce17" office:value-type="float" office:value="8107691278" calcext:value-type="float">
            <text:p>8107691278</text:p>
          </table:table-cell>
          <table:table-cell table:style-name="ce17" office:value-type="float" office:value="8314708744" calcext:value-type="float">
            <text:p>8314708744</text:p>
          </table:table-cell>
          <table:table-cell table:style-name="ce60" office:value-type="float" office:value="209989303.2" calcext:value-type="float">
            <text:p>209989303.2</text:p>
          </table:table-cell>
          <table:table-cell table:number-columns-repeated="1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5" office:value-type="string" calcext:value-type="string">
            <text:p>500iters</text:p>
          </table:table-cell>
          <table:table-cell table:style-name="ce27" office:value-type="string" calcext:value-type="string" table:number-columns-spanned="4" table:number-rows-spanned="1">
            <text:p>ECHO</text:p>
          </table:table-cell>
          <table:covered-table-cell table:number-columns-repeated="3" table:style-name="ce24"/>
          <table:table-cell table:style-name="ce27" office:value-type="string" calcext:value-type="string" table:number-columns-spanned="4" table:number-rows-spanned="1">
            <text:p>ECHO+APP</text:p>
          </table:table-cell>
          <table:covered-table-cell table:number-columns-repeated="3" table:style-name="ce24"/>
          <table:table-cell table:style-name="ce27" office:value-type="string" calcext:value-type="string" table:number-columns-spanned="4" table:number-rows-spanned="1">
            <text:p>ECHO+MEM</text:p>
          </table:table-cell>
          <table:covered-table-cell table:number-columns-repeated="3" table:style-name="ce24"/>
          <table:table-cell table:style-name="ce27" office:value-type="string" calcext:value-type="string" table:number-columns-spanned="4" table:number-rows-spanned="1">
            <text:p>ECHO+APP+MEM</text:p>
          </table:table-cell>
          <table:covered-table-cell table:number-columns-repeated="3" table:style-name="ce24"/>
          <table:table-cell table:style-name="ce102" office:value-type="string" calcext:value-type="string" table:number-columns-spanned="4" table:number-rows-spanned="1">
            <text:p>LTMA</text:p>
          </table:table-cell>
          <table:covered-table-cell table:number-columns-repeated="3" table:style-name="ce78"/>
          <table:table-cell table:number-columns-repeated="4"/>
        </table:table-row>
        <table:table-row table:style-name="ro1">
          <table:table-cell table:style-name="ce32" office:value-type="string" calcext:value-type="string">
            <text:p>FUNCTION</text:p>
          </table:table-cell>
          <table:table-cell table:style-name="ce24" office:value-type="string" calcext:value-type="string">
            <text:p>CALLS</text:p>
          </table:table-cell>
          <table:table-cell table:style-name="ce24" office:value-type="string" calcext:value-type="string">
            <text:p>BEST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D</text:p>
          </table:table-cell>
          <table:table-cell table:style-name="ce24" office:value-type="string" calcext:value-type="string">
            <text:p>CALLS</text:p>
          </table:table-cell>
          <table:table-cell table:style-name="ce24" office:value-type="string" calcext:value-type="string">
            <text:p>BEST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D</text:p>
          </table:table-cell>
          <table:table-cell table:style-name="ce24" office:value-type="string" calcext:value-type="string">
            <text:p>CALLS</text:p>
          </table:table-cell>
          <table:table-cell table:style-name="ce24" office:value-type="string" calcext:value-type="string">
            <text:p>BEST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D</text:p>
          </table:table-cell>
          <table:table-cell table:style-name="ce24" office:value-type="string" calcext:value-type="string">
            <text:p>CALLS</text:p>
          </table:table-cell>
          <table:table-cell table:style-name="ce24" office:value-type="string" calcext:value-type="string">
            <text:p>BEST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D</text:p>
          </table:table-cell>
          <table:table-cell table:style-name="ce24" office:value-type="string" calcext:value-type="string">
            <text:p>CALLS</text:p>
          </table:table-cell>
          <table:table-cell table:style-name="ce24" office:value-type="string" calcext:value-type="string">
            <text:p>BEST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FMSynth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63" office:value-type="float" office:value="0.2463084904" calcext:value-type="float">
            <text:p>0.2463084904</text:p>
          </table:table-cell>
          <table:table-cell table:style-name="ce67" office:value-type="float" office:value="0.2986759512" calcext:value-type="float">
            <text:p>0.2986759512</text:p>
          </table:table-cell>
          <table:table-cell table:style-name="ce67" office:value-type="float" office:value="0.02763915247" calcext:value-type="float">
            <text:p>0.02763915247</text:p>
          </table:table-cell>
          <table:table-cell table:style-name="ce67" office:value-type="float" office:value="29669.3" calcext:value-type="float">
            <text:p>29669.3</text:p>
          </table:table-cell>
          <table:table-cell table:style-name="ce67" office:value-type="float" office:value="0.2314167562" calcext:value-type="float">
            <text:p>0.2314167562</text:p>
          </table:table-cell>
          <table:table-cell table:style-name="ce67" office:value-type="float" office:value="0.3071415423" calcext:value-type="float">
            <text:p>0.3071415423</text:p>
          </table:table-cell>
          <table:table-cell table:style-name="ce67" office:value-type="float" office:value="0.0263979559" calcext:value-type="float">
            <text:p>0.0263979559</text:p>
          </table:table-cell>
          <table:table-cell table:style-name="ce67" office:value-type="float" office:value="20527.73" calcext:value-type="float">
            <text:p>20527.73</text:p>
          </table:table-cell>
          <table:table-cell table:style-name="ce67" office:value-type="float" office:value="0.2494708303" calcext:value-type="float">
            <text:p>0.2494708303</text:p>
          </table:table-cell>
          <table:table-cell table:style-name="ce67" office:value-type="float" office:value="0.3075275814" calcext:value-type="float">
            <text:p>0.3075275814</text:p>
          </table:table-cell>
          <table:table-cell table:style-name="ce67" office:value-type="float" office:value="0.02653752315" calcext:value-type="float">
            <text:p>0.02653752315</text:p>
          </table:table-cell>
          <table:table-cell table:style-name="ce67" office:value-type="float" office:value="12090.27" calcext:value-type="float">
            <text:p>12090.27</text:p>
          </table:table-cell>
          <table:table-cell table:style-name="ce67" office:value-type="float" office:value="0.2802196105" calcext:value-type="float">
            <text:p>0.2802196105</text:p>
          </table:table-cell>
          <table:table-cell table:style-name="ce67" office:value-type="float" office:value="0.3201610564" calcext:value-type="float">
            <text:p>0.3201610564</text:p>
          </table:table-cell>
          <table:table-cell table:style-name="ce67" office:value-type="float" office:value="0.02200799716" calcext:value-type="float">
            <text:p>0.02200799716</text:p>
          </table:table-cell>
          <table:table-cell table:style-name="ce67" office:value-type="float" office:value="33386.57" calcext:value-type="float">
            <text:p>33386.57</text:p>
          </table:table-cell>
          <table:table-cell table:style-name="ce67" office:value-type="float" office:value="0.2465297988" calcext:value-type="float">
            <text:p>0.2465297988</text:p>
          </table:table-cell>
          <table:table-cell table:style-name="ce67" office:value-type="float" office:value="0.3043093099" calcext:value-type="float">
            <text:p>0.3043093099</text:p>
          </table:table-cell>
          <table:table-cell table:style-name="ce67" office:value-type="float" office:value="0.02760507318" calcext:value-type="float">
            <text:p>0.02760507318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LennardJones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-15.78019998" calcext:value-type="float">
            <text:p>-15.78019998</text:p>
          </table:table-cell>
          <table:table-cell table:style-name="ce67" office:value-type="float" office:value="-12.46267144" calcext:value-type="float">
            <text:p>-12.46267144</text:p>
          </table:table-cell>
          <table:table-cell table:style-name="ce67" office:value-type="float" office:value="1.837249362" calcext:value-type="float">
            <text:p>1.837249362</text:p>
          </table:table-cell>
          <table:table-cell table:style-name="ce67" office:value-type="float" office:value="29859.57" calcext:value-type="float">
            <text:p>29859.57</text:p>
          </table:table-cell>
          <table:table-cell table:style-name="ce67" office:value-type="float" office:value="-15.02595886" calcext:value-type="float">
            <text:p>-15.02595886</text:p>
          </table:table-cell>
          <table:table-cell table:style-name="ce67" office:value-type="float" office:value="-11.018881" calcext:value-type="float">
            <text:p>-11.018881</text:p>
          </table:table-cell>
          <table:table-cell table:style-name="ce67" office:value-type="float" office:value="1.69662509" calcext:value-type="float">
            <text:p>1.69662509</text:p>
          </table:table-cell>
          <table:table-cell table:style-name="ce67" office:value-type="float" office:value="44471.5" calcext:value-type="float">
            <text:p>44471.5</text:p>
          </table:table-cell>
          <table:table-cell table:style-name="ce67" office:value-type="float" office:value="-15.51297226" calcext:value-type="float">
            <text:p>-15.51297226</text:p>
          </table:table-cell>
          <table:table-cell table:style-name="ce67" office:value-type="float" office:value="-11.4008267" calcext:value-type="float">
            <text:p>-11.4008267</text:p>
          </table:table-cell>
          <table:table-cell table:style-name="ce67" office:value-type="float" office:value="2.268269396" calcext:value-type="float">
            <text:p>2.268269396</text:p>
          </table:table-cell>
          <table:table-cell table:style-name="ce67" office:value-type="float" office:value="26243.97" calcext:value-type="float">
            <text:p>26243.97</text:p>
          </table:table-cell>
          <table:table-cell table:style-name="ce67" office:value-type="float" office:value="-14.49268377" calcext:value-type="float">
            <text:p>-14.49268377</text:p>
          </table:table-cell>
          <table:table-cell table:style-name="ce67" office:value-type="float" office:value="-9.947694734" calcext:value-type="float">
            <text:p>-9.947694734</text:p>
          </table:table-cell>
          <table:table-cell table:style-name="ce67" office:value-type="float" office:value="2.589463422" calcext:value-type="float">
            <text:p>2.589463422</text:p>
          </table:table-cell>
          <table:table-cell table:style-name="ce67" office:value-type="float" office:value="50009.5" calcext:value-type="float">
            <text:p>50009.5</text:p>
          </table:table-cell>
          <table:table-cell table:style-name="ce67" office:value-type="float" office:value="-15.47566729" calcext:value-type="float">
            <text:p>-15.47566729</text:p>
          </table:table-cell>
          <table:table-cell table:style-name="ce67" office:value-type="float" office:value="-12.32532581" calcext:value-type="float">
            <text:p>-12.32532581</text:p>
          </table:table-cell>
          <table:table-cell table:style-name="ce67" office:value-type="float" office:value="1.658499648" calcext:value-type="float">
            <text:p>1.658499648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BifuantionalCatalyst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50" office:value-type="float" office:value="-0.0002865906301" calcext:value-type="float">
            <text:p>-0.0002865906301</text:p>
          </table:table-cell>
          <table:table-cell table:style-name="ce23" office:value-type="float" office:value="-0.0002865902848" calcext:value-type="float">
            <text:p>-0.0002865902848</text:p>
          </table:table-cell>
          <table:table-cell table:style-name="ce68" office:value-type="string" calcext:value-type="string">
            <text:p>2.927992945e-10</text:p>
          </table:table-cell>
          <table:table-cell table:style-name="ce23" office:value-type="float" office:value="29613.57" calcext:value-type="float">
            <text:p>29613.57</text:p>
          </table:table-cell>
          <table:table-cell table:style-name="ce23" office:value-type="float" office:value="-0.0002865906277" calcext:value-type="float">
            <text:p>-0.0002865906277</text:p>
          </table:table-cell>
          <table:table-cell table:style-name="ce23" office:value-type="float" office:value="-0.0002865898916" calcext:value-type="float">
            <text:p>-0.0002865898916</text:p>
          </table:table-cell>
          <table:table-cell table:style-name="ce68" office:value-type="string" calcext:value-type="string">
            <text:p>5.136165469e-10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-0.0002855964036" calcext:value-type="float">
            <text:p>-0.0002855964036</text:p>
          </table:table-cell>
          <table:table-cell table:style-name="ce23" office:value-type="float" office:value="-0.0002763466997" calcext:value-type="float">
            <text:p>-0.0002763466997</text:p>
          </table:table-cell>
          <table:table-cell table:style-name="ce68" office:value-type="string" calcext:value-type="string">
            <text:p>9.317953816e-06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-0.0002855964036" calcext:value-type="float">
            <text:p>-0.0002855964036</text:p>
          </table:table-cell>
          <table:table-cell table:style-name="ce23" office:value-type="float" office:value="-0.0002763589264" calcext:value-type="float">
            <text:p>-0.0002763589264</text:p>
          </table:table-cell>
          <table:table-cell table:style-name="ce68" office:value-type="string" calcext:value-type="string">
            <text:p>9.321481225e-06</text:p>
          </table:table-cell>
          <table:table-cell table:style-name="ce23" office:value-type="float" office:value="50100" calcext:value-type="float">
            <text:p>50100</text:p>
          </table:table-cell>
          <table:table-cell table:style-name="ce23" office:value-type="float" office:value="-0.0002865906301" calcext:value-type="float">
            <text:p>-0.0002865906301</text:p>
          </table:table-cell>
          <table:table-cell table:style-name="ce23" office:value-type="float" office:value="-0.0002865902848" calcext:value-type="float">
            <text:p>-0.0002865902848</text:p>
          </table:table-cell>
          <table:table-cell table:style-name="ce68" office:value-type="string" calcext:value-type="string">
            <text:p>2.927992945e-10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CSTR</text:p>
          </table:table-cell>
          <table:table-cell table:style-name="ce30" office:value-type="float" office:value="50100" calcext:value-type="float">
            <text:p>50100</text:p>
          </table:table-cell>
          <table:table-cell table:style-name="ce30" office:value-type="float" office:value="11.79732838" calcext:value-type="float">
            <text:p>11.79732838</text:p>
          </table:table-cell>
          <table:table-cell table:style-name="ce67" office:value-type="float" office:value="45791.8134" calcext:value-type="float">
            <text:p>45791.8134</text:p>
          </table:table-cell>
          <table:table-cell table:style-name="ce94" office:value-type="float" office:value="70704.35326" calcext:value-type="float">
            <text:p>70704.35326</text:p>
          </table:table-cell>
          <table:table-cell table:style-name="ce67" office:value-type="float" office:value="29625.47" calcext:value-type="float">
            <text:p>29625.47</text:p>
          </table:table-cell>
          <table:table-cell table:style-name="ce67" office:value-type="float" office:value="116.097927" calcext:value-type="float">
            <text:p>116.097927</text:p>
          </table:table-cell>
          <table:table-cell table:style-name="ce67" office:value-type="float" office:value="53490.90144" calcext:value-type="float">
            <text:p>53490.90144</text:p>
          </table:table-cell>
          <table:table-cell table:style-name="ce67" office:value-type="float" office:value="97183.34187" calcext:value-type="float">
            <text:p>97183.34187</text:p>
          </table:table-cell>
          <table:table-cell table:style-name="ce67" office:value-type="float" office:value="50098.93" calcext:value-type="float">
            <text:p>50098.93</text:p>
          </table:table-cell>
          <table:table-cell table:style-name="ce67" office:value-type="float" office:value="11.79732838" calcext:value-type="float">
            <text:p>11.79732838</text:p>
          </table:table-cell>
          <table:table-cell table:style-name="ce67" office:value-type="float" office:value="45791.8134" calcext:value-type="float">
            <text:p>45791.8134</text:p>
          </table:table-cell>
          <table:table-cell table:style-name="ce67" office:value-type="float" office:value="70704.35326" calcext:value-type="float">
            <text:p>70704.35326</text:p>
          </table:table-cell>
          <table:table-cell table:style-name="ce67" office:value-type="float" office:value="30099.27" calcext:value-type="float">
            <text:p>30099.27</text:p>
          </table:table-cell>
          <table:table-cell table:style-name="ce67" office:value-type="float" office:value="6.449204631" calcext:value-type="float">
            <text:p>6.449204631</text:p>
          </table:table-cell>
          <table:table-cell table:style-name="ce67" office:value-type="float" office:value="66991.87664" calcext:value-type="float">
            <text:p>66991.87664</text:p>
          </table:table-cell>
          <table:table-cell table:style-name="ce67" office:value-type="float" office:value="143811.897" calcext:value-type="float">
            <text:p>143811.897</text:p>
          </table:table-cell>
          <table:table-cell table:style-name="ce67" office:value-type="float" office:value="50099.83" calcext:value-type="float">
            <text:p>50099.83</text:p>
          </table:table-cell>
          <table:table-cell table:style-name="ce67" office:value-type="float" office:value="11.79732838" calcext:value-type="float">
            <text:p>11.79732838</text:p>
          </table:table-cell>
          <table:table-cell table:style-name="ce67" office:value-type="float" office:value="45791.8134" calcext:value-type="float">
            <text:p>45791.8134</text:p>
          </table:table-cell>
          <table:table-cell table:style-name="ce67" office:value-type="float" office:value="70704.35326" calcext:value-type="float">
            <text:p>70704.35326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sdoffSiB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-27.10269802" calcext:value-type="float">
            <text:p>-27.10269802</text:p>
          </table:table-cell>
          <table:table-cell table:style-name="ce67" office:value-type="float" office:value="-24.99154462" calcext:value-type="float">
            <text:p>-24.99154462</text:p>
          </table:table-cell>
          <table:table-cell table:style-name="ce94" office:value-type="float" office:value="1.200138271" calcext:value-type="float">
            <text:p>1.200138271</text:p>
          </table:table-cell>
          <table:table-cell table:style-name="ce67" office:value-type="float" office:value="29872.2" calcext:value-type="float">
            <text:p>29872.2</text:p>
          </table:table-cell>
          <table:table-cell table:style-name="ce67" office:value-type="float" office:value="-27.74009648" calcext:value-type="float">
            <text:p>-27.74009648</text:p>
          </table:table-cell>
          <table:table-cell table:style-name="ce67" office:value-type="float" office:value="-24.9399239" calcext:value-type="float">
            <text:p>-24.9399239</text:p>
          </table:table-cell>
          <table:table-cell table:style-name="ce67" office:value-type="float" office:value="1.360018362" calcext:value-type="float">
            <text:p>1.360018362</text:p>
          </table:table-cell>
          <table:table-cell table:style-name="ce67" office:value-type="float" office:value="17560.1" calcext:value-type="float">
            <text:p>17560.1</text:p>
          </table:table-cell>
          <table:table-cell table:style-name="ce67" office:value-type="float" office:value="-26.54222153" calcext:value-type="float">
            <text:p>-26.54222153</text:p>
          </table:table-cell>
          <table:table-cell table:style-name="ce67" office:value-type="float" office:value="3.162414407" calcext:value-type="float">
            <text:p>3.162414407</text:p>
          </table:table-cell>
          <table:table-cell table:style-name="ce67" office:value-type="float" office:value="32.53109176" calcext:value-type="float">
            <text:p>32.53109176</text:p>
          </table:table-cell>
          <table:table-cell table:style-name="ce67" office:value-type="float" office:value="10035.67" calcext:value-type="float">
            <text:p>10035.67</text:p>
          </table:table-cell>
          <table:table-cell table:style-name="ce67" office:value-type="float" office:value="-26.0098768" calcext:value-type="float">
            <text:p>-26.0098768</text:p>
          </table:table-cell>
          <table:table-cell table:style-name="ce67" office:value-type="float" office:value="1.401709398" calcext:value-type="float">
            <text:p>1.401709398</text:p>
          </table:table-cell>
          <table:table-cell table:style-name="ce67" office:value-type="float" office:value="32.6036081" calcext:value-type="float">
            <text:p>32.6036081</text:p>
          </table:table-cell>
          <table:table-cell table:style-name="ce67" office:value-type="float" office:value="39995.2" calcext:value-type="float">
            <text:p>39995.2</text:p>
          </table:table-cell>
          <table:table-cell table:style-name="ce67" office:value-type="float" office:value="-27.53257646" calcext:value-type="float">
            <text:p>-27.53257646</text:p>
          </table:table-cell>
          <table:table-cell table:style-name="ce67" office:value-type="float" office:value="-24.82386323" calcext:value-type="float">
            <text:p>-24.82386323</text:p>
          </table:table-cell>
          <table:table-cell table:style-name="ce67" office:value-type="float" office:value="1.213874515" calcext:value-type="float">
            <text:p>1.213874515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sdoffSiC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-32.19547875" calcext:value-type="float">
            <text:p>-32.19547875</text:p>
          </table:table-cell>
          <table:table-cell table:style-name="ce67" office:value-type="float" office:value="-28.93762973" calcext:value-type="float">
            <text:p>-28.93762973</text:p>
          </table:table-cell>
          <table:table-cell table:style-name="ce94" office:value-type="float" office:value="-28.93762973" calcext:value-type="float">
            <text:p>-28.93762973</text:p>
          </table:table-cell>
          <table:table-cell table:style-name="ce67" office:value-type="float" office:value="29882.1" calcext:value-type="float">
            <text:p>29882.1</text:p>
          </table:table-cell>
          <table:table-cell table:style-name="ce67" office:value-type="float" office:value="-32.1912215" calcext:value-type="float">
            <text:p>-32.1912215</text:p>
          </table:table-cell>
          <table:table-cell table:style-name="ce67" office:value-type="float" office:value="-28.57474704" calcext:value-type="float">
            <text:p>-28.57474704</text:p>
          </table:table-cell>
          <table:table-cell table:style-name="ce67" office:value-type="float" office:value="1.964150423" calcext:value-type="float">
            <text:p>1.964150423</text:p>
          </table:table-cell>
          <table:table-cell table:style-name="ce67" office:value-type="float" office:value="17611.6" calcext:value-type="float">
            <text:p>17611.6</text:p>
          </table:table-cell>
          <table:table-cell table:style-name="ce67" office:value-type="float" office:value="-29.85505927" calcext:value-type="float">
            <text:p>-29.85505927</text:p>
          </table:table-cell>
          <table:table-cell table:style-name="ce67" office:value-type="float" office:value="-1.537931394" calcext:value-type="float">
            <text:p>-1.537931394</text:p>
          </table:table-cell>
          <table:table-cell table:style-name="ce67" office:value-type="float" office:value="31.230575" calcext:value-type="float">
            <text:p>31.230575</text:p>
          </table:table-cell>
          <table:table-cell table:style-name="ce67" office:value-type="float" office:value="10057.8" calcext:value-type="float">
            <text:p>10057.8</text:p>
          </table:table-cell>
          <table:table-cell table:style-name="ce67" office:value-type="float" office:value="-30.57867211" calcext:value-type="float">
            <text:p>-30.57867211</text:p>
          </table:table-cell>
          <table:table-cell table:style-name="ce67" office:value-type="float" office:value="-1.269265947" calcext:value-type="float">
            <text:p>-1.269265947</text:p>
          </table:table-cell>
          <table:table-cell table:style-name="ce67" office:value-type="float" office:value="31.57815605" calcext:value-type="float">
            <text:p>31.57815605</text:p>
          </table:table-cell>
          <table:table-cell table:style-name="ce67" office:value-type="float" office:value="40080.37" calcext:value-type="float">
            <text:p>40080.37</text:p>
          </table:table-cell>
          <table:table-cell table:style-name="ce67" office:value-type="float" office:value="-31.10237343" calcext:value-type="float">
            <text:p>-31.10237343</text:p>
          </table:table-cell>
          <table:table-cell table:style-name="ce67" office:value-type="float" office:value="-28.83369216" calcext:value-type="float">
            <text:p>-28.83369216</text:p>
          </table:table-cell>
          <table:table-cell table:style-name="ce67" office:value-type="float" office:value="1.27582177" calcext:value-type="float">
            <text:p>1.27582177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PolyFhase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0.4874315346" calcext:value-type="float">
            <text:p>0.4874315346</text:p>
          </table:table-cell>
          <table:table-cell table:style-name="ce67" office:value-type="float" office:value="0.7747360307" calcext:value-type="float">
            <text:p>0.7747360307</text:p>
          </table:table-cell>
          <table:table-cell table:style-name="ce94" office:value-type="float" office:value="0.4874315346" calcext:value-type="float">
            <text:p>0.4874315346</text:p>
          </table:table-cell>
          <table:table-cell table:style-name="ce67" office:value-type="float" office:value="29866.93" calcext:value-type="float">
            <text:p>29866.93</text:p>
          </table:table-cell>
          <table:table-cell table:style-name="ce67" office:value-type="float" office:value="0.5039916949" calcext:value-type="float">
            <text:p>0.5039916949</text:p>
          </table:table-cell>
          <table:table-cell table:style-name="ce67" office:value-type="float" office:value="0.8361992917" calcext:value-type="float">
            <text:p>0.8361992917</text:p>
          </table:table-cell>
          <table:table-cell table:style-name="ce67" office:value-type="float" office:value="0.1968817441" calcext:value-type="float">
            <text:p>0.1968817441</text:p>
          </table:table-cell>
          <table:table-cell table:style-name="ce67" office:value-type="float" office:value="32735.5" calcext:value-type="float">
            <text:p>32735.5</text:p>
          </table:table-cell>
          <table:table-cell table:style-name="ce67" office:value-type="float" office:value="0.6351791457" calcext:value-type="float">
            <text:p>0.6351791457</text:p>
          </table:table-cell>
          <table:table-cell table:style-name="ce67" office:value-type="float" office:value="1.623789418" calcext:value-type="float">
            <text:p>1.623789418</text:p>
          </table:table-cell>
          <table:table-cell table:style-name="ce67" office:value-type="float" office:value="0.8178888926" calcext:value-type="float">
            <text:p>0.8178888926</text:p>
          </table:table-cell>
          <table:table-cell table:style-name="ce67" office:value-type="float" office:value="18874.4" calcext:value-type="float">
            <text:p>18874.4</text:p>
          </table:table-cell>
          <table:table-cell table:style-name="ce67" office:value-type="float" office:value="0.6429431489" calcext:value-type="float">
            <text:p>0.6429431489</text:p>
          </table:table-cell>
          <table:table-cell table:style-name="ce67" office:value-type="float" office:value="1.595018263" calcext:value-type="float">
            <text:p>1.595018263</text:p>
          </table:table-cell>
          <table:table-cell table:style-name="ce67" office:value-type="float" office:value="0.8053693317" calcext:value-type="float">
            <text:p>0.8053693317</text:p>
          </table:table-cell>
          <table:table-cell table:style-name="ce67" office:value-type="float" office:value="45075.37" calcext:value-type="float">
            <text:p>45075.37</text:p>
          </table:table-cell>
          <table:table-cell table:style-name="ce67" office:value-type="float" office:value="0.5518715797" calcext:value-type="float">
            <text:p>0.5518715797</text:p>
          </table:table-cell>
          <table:table-cell table:style-name="ce67" office:value-type="float" office:value="0.8815258029" calcext:value-type="float">
            <text:p>0.8815258029</text:p>
          </table:table-cell>
          <table:table-cell table:style-name="ce67" office:value-type="float" office:value="0.1363039852" calcext:value-type="float">
            <text:p>0.1363039852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NEP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71" office:value-type="float" office:value="250" calcext:value-type="float">
            <text:p>250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style-name="ce71" office:value-type="float" office:value="250" calcext:value-type="float">
            <text:p>250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style-name="ce71" office:value-type="float" office:value="250" calcext:value-type="float">
            <text:p>250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style-name="ce71" office:value-type="float" office:value="250" calcext:value-type="float">
            <text:p>250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0" calcext:value-type="float">
            <text:p>0</text:p>
          </table:table-cell>
          <table:table-cell table:style-name="ce103"/>
          <table:table-cell table:number-columns-repeated="2" table:style-name="ce103" office:value-type="float" office:value="250" calcext:value-type="float">
            <text:p>25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ransmissionPricin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13776025.33" calcext:value-type="float">
            <text:p>13776025.33</text:p>
          </table:table-cell>
          <table:table-cell table:style-name="ce67" office:value-type="float" office:value="13777125.9" calcext:value-type="float">
            <text:p>13777125.9</text:p>
          </table:table-cell>
          <table:table-cell table:style-name="ce94" office:value-type="float" office:value="488.7055944" calcext:value-type="float">
            <text:p>488.7055944</text:p>
          </table:table-cell>
          <table:table-cell table:style-name="ce67" office:value-type="float" office:value="29633.97" calcext:value-type="float">
            <text:p>29633.97</text:p>
          </table:table-cell>
          <table:table-cell table:style-name="ce67" office:value-type="float" office:value="13776924.98" calcext:value-type="float">
            <text:p>13776924.98</text:p>
          </table:table-cell>
          <table:table-cell table:style-name="ce67" office:value-type="float" office:value="13777558.34" calcext:value-type="float">
            <text:p>13777558.34</text:p>
          </table:table-cell>
          <table:table-cell table:style-name="ce67" office:value-type="float" office:value="314.5166075" calcext:value-type="float">
            <text:p>314.5166075</text:p>
          </table:table-cell>
          <table:table-cell table:style-name="ce67" office:value-type="float" office:value="5518.77" calcext:value-type="float">
            <text:p>5518.77</text:p>
          </table:table-cell>
          <table:table-cell table:style-name="ce67" office:value-type="float" office:value="16472940.7" calcext:value-type="float">
            <text:p>16472940.7</text:p>
          </table:table-cell>
          <table:table-cell table:style-name="ce67" office:value-type="float" office:value="54807555.55" calcext:value-type="float">
            <text:p>54807555.55</text:p>
          </table:table-cell>
          <table:table-cell table:style-name="ce67" office:value-type="float" office:value="29644527.4" calcext:value-type="float">
            <text:p>29644527.4</text:p>
          </table:table-cell>
          <table:table-cell table:style-name="ce67" office:value-type="float" office:value="3234.33" calcext:value-type="float">
            <text:p>3234.33</text:p>
          </table:table-cell>
          <table:table-cell table:style-name="ce67" office:value-type="float" office:value="22279303.04" calcext:value-type="float">
            <text:p>22279303.04</text:p>
          </table:table-cell>
          <table:table-cell table:style-name="ce67" office:value-type="float" office:value="56104743.36" calcext:value-type="float">
            <text:p>56104743.36</text:p>
          </table:table-cell>
          <table:table-cell table:style-name="ce67" office:value-type="float" office:value="26076477.89" calcext:value-type="float">
            <text:p>26076477.89</text:p>
          </table:table-cell>
          <table:table-cell table:style-name="ce67" office:value-type="float" office:value="5479.47" calcext:value-type="float">
            <text:p>5479.47</text:p>
          </table:table-cell>
          <table:table-cell table:style-name="ce67" office:value-type="float" office:value="16313140.54" calcext:value-type="float">
            <text:p>16313140.54</text:p>
          </table:table-cell>
          <table:table-cell table:style-name="ce67" office:value-type="float" office:value="33011930.2" calcext:value-type="float">
            <text:p>33011930.2</text:p>
          </table:table-cell>
          <table:table-cell table:style-name="ce67" office:value-type="float" office:value="15326865.28" calcext:value-type="float">
            <text:p>15326865.28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AntennaArray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0.02484973871" calcext:value-type="float">
            <text:p>0.02484973871</text:p>
          </table:table-cell>
          <table:table-cell table:style-name="ce67" office:value-type="float" office:value="0.1802467539" calcext:value-type="float">
            <text:p>0.1802467539</text:p>
          </table:table-cell>
          <table:table-cell table:style-name="ce94" office:value-type="float" office:value="0.08168769717" calcext:value-type="float">
            <text:p>0.08168769717</text:p>
          </table:table-cell>
          <table:table-cell table:style-name="ce67" office:value-type="float" office:value="29811.2" calcext:value-type="float">
            <text:p>29811.2</text:p>
          </table:table-cell>
          <table:table-cell table:style-name="ce67" office:value-type="float" office:value="0.03357718373" calcext:value-type="float">
            <text:p>0.03357718373</text:p>
          </table:table-cell>
          <table:table-cell table:style-name="ce67" office:value-type="float" office:value="0.1896816299" calcext:value-type="float">
            <text:p>0.1896816299</text:p>
          </table:table-cell>
          <table:table-cell table:style-name="ce67" office:value-type="float" office:value="0.06982996423" calcext:value-type="float">
            <text:p>0.06982996423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0.02484973871" calcext:value-type="float">
            <text:p>0.02484973871</text:p>
          </table:table-cell>
          <table:table-cell table:style-name="ce67" office:value-type="float" office:value="0.1802467539" calcext:value-type="float">
            <text:p>0.1802467539</text:p>
          </table:table-cell>
          <table:table-cell table:style-name="ce67" office:value-type="float" office:value="0.08168769717" calcext:value-type="float">
            <text:p>0.08168769717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0.03167140379" calcext:value-type="float">
            <text:p>0.03167140379</text:p>
          </table:table-cell>
          <table:table-cell table:style-name="ce67" office:value-type="float" office:value="0.1847484824" calcext:value-type="float">
            <text:p>0.1847484824</text:p>
          </table:table-cell>
          <table:table-cell table:style-name="ce67" office:value-type="float" office:value="0.07854154855" calcext:value-type="float">
            <text:p>0.07854154855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0.02484973871" calcext:value-type="float">
            <text:p>0.02484973871</text:p>
          </table:table-cell>
          <table:table-cell table:style-name="ce67" office:value-type="float" office:value="0.1802467539" calcext:value-type="float">
            <text:p>0.1802467539</text:p>
          </table:table-cell>
          <table:table-cell table:style-name="ce67" office:value-type="float" office:value="0.08168769717" calcext:value-type="float">
            <text:p>0.08168769717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DED1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469119146.7" calcext:value-type="float">
            <text:p>469119146.7</text:p>
          </table:table-cell>
          <table:table-cell table:style-name="ce67" office:value-type="float" office:value="486668316.5" calcext:value-type="float">
            <text:p>486668316.5</text:p>
          </table:table-cell>
          <table:table-cell table:style-name="ce94" office:value-type="float" office:value="8292386.636" calcext:value-type="float">
            <text:p>8292386.636</text:p>
          </table:table-cell>
          <table:table-cell table:style-name="ce67" office:value-type="float" office:value="29622.17" calcext:value-type="float">
            <text:p>29622.17</text:p>
          </table:table-cell>
          <table:table-cell table:style-name="ce67" office:value-type="float" office:value="474886804.7" calcext:value-type="float">
            <text:p>474886804.7</text:p>
          </table:table-cell>
          <table:table-cell table:style-name="ce67" office:value-type="float" office:value="494201784.5" calcext:value-type="float">
            <text:p>494201784.5</text:p>
          </table:table-cell>
          <table:table-cell table:style-name="ce67" office:value-type="float" office:value="9854018.922" calcext:value-type="float">
            <text:p>9854018.922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469119146.7" calcext:value-type="float">
            <text:p>469119146.7</text:p>
          </table:table-cell>
          <table:table-cell table:style-name="ce67" office:value-type="float" office:value="486668316.5" calcext:value-type="float">
            <text:p>486668316.5</text:p>
          </table:table-cell>
          <table:table-cell table:style-name="ce67" office:value-type="float" office:value="8292386.636" calcext:value-type="float">
            <text:p>8292386.636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475264196.1" calcext:value-type="float">
            <text:p>475264196.1</text:p>
          </table:table-cell>
          <table:table-cell table:style-name="ce67" office:value-type="float" office:value="493206541.8" calcext:value-type="float">
            <text:p>493206541.8</text:p>
          </table:table-cell>
          <table:table-cell table:style-name="ce67" office:value-type="float" office:value="10540381.58" calcext:value-type="float">
            <text:p>10540381.58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469119146.7" calcext:value-type="float">
            <text:p>469119146.7</text:p>
          </table:table-cell>
          <table:table-cell table:style-name="ce67" office:value-type="float" office:value="486668316.5" calcext:value-type="float">
            <text:p>486668316.5</text:p>
          </table:table-cell>
          <table:table-cell table:style-name="ce67" office:value-type="float" office:value="8292386.636" calcext:value-type="float">
            <text:p>8292386.636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DED2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60445936.9" calcext:value-type="float">
            <text:p>60445936.9</text:p>
          </table:table-cell>
          <table:table-cell table:style-name="ce67" office:value-type="float" office:value="77381493.25" calcext:value-type="float">
            <text:p>77381493.25</text:p>
          </table:table-cell>
          <table:table-cell table:style-name="ce94" office:value-type="float" office:value="11403717.85" calcext:value-type="float">
            <text:p>11403717.85</text:p>
          </table:table-cell>
          <table:table-cell table:style-name="ce67" office:value-type="float" office:value="29647.9" calcext:value-type="float">
            <text:p>29647.9</text:p>
          </table:table-cell>
          <table:table-cell table:style-name="ce67" office:value-type="float" office:value="63607521.36" calcext:value-type="float">
            <text:p>63607521.36</text:p>
          </table:table-cell>
          <table:table-cell table:style-name="ce67" office:value-type="float" office:value="84305417.11" calcext:value-type="float">
            <text:p>84305417.11</text:p>
          </table:table-cell>
          <table:table-cell table:style-name="ce67" office:value-type="float" office:value="12041717.92" calcext:value-type="float">
            <text:p>12041717.92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60445936.9" calcext:value-type="float">
            <text:p>60445936.9</text:p>
          </table:table-cell>
          <table:table-cell table:style-name="ce67" office:value-type="float" office:value="77381493.25" calcext:value-type="float">
            <text:p>77381493.25</text:p>
          </table:table-cell>
          <table:table-cell table:style-name="ce67" office:value-type="float" office:value="11403717.85" calcext:value-type="float">
            <text:p>11403717.85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62227900.62" calcext:value-type="float">
            <text:p>62227900.62</text:p>
          </table:table-cell>
          <table:table-cell table:style-name="ce67" office:value-type="float" office:value="82214461.98" calcext:value-type="float">
            <text:p>82214461.98</text:p>
          </table:table-cell>
          <table:table-cell table:style-name="ce67" office:value-type="float" office:value="11829905.97" calcext:value-type="float">
            <text:p>11829905.97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60445936.9" calcext:value-type="float">
            <text:p>60445936.9</text:p>
          </table:table-cell>
          <table:table-cell table:style-name="ce67" office:value-type="float" office:value="77381493.25" calcext:value-type="float">
            <text:p>77381493.25</text:p>
          </table:table-cell>
          <table:table-cell table:style-name="ce94" office:value-type="float" office:value="11403717.85" calcext:value-type="float">
            <text:p>11403717.85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ELD1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6806.203095" calcext:value-type="float">
            <text:p>6806.203095</text:p>
          </table:table-cell>
          <table:table-cell table:style-name="ce67" office:value-type="float" office:value="175887.1824" calcext:value-type="float">
            <text:p>175887.1824</text:p>
          </table:table-cell>
          <table:table-cell table:style-name="ce94" office:value-type="float" office:value="360244.6844" calcext:value-type="float">
            <text:p>360244.6844</text:p>
          </table:table-cell>
          <table:table-cell table:style-name="ce67" office:value-type="float" office:value="29743.03" calcext:value-type="float">
            <text:p>29743.03</text:p>
          </table:table-cell>
          <table:table-cell table:style-name="ce67" office:value-type="float" office:value="6666.965571" calcext:value-type="float">
            <text:p>6666.965571</text:p>
          </table:table-cell>
          <table:table-cell table:style-name="ce67" office:value-type="float" office:value="260014.2881" calcext:value-type="float">
            <text:p>260014.2881</text:p>
          </table:table-cell>
          <table:table-cell table:style-name="ce67" office:value-type="float" office:value="442767.267" calcext:value-type="float">
            <text:p>442767.267</text:p>
          </table:table-cell>
          <table:table-cell table:style-name="ce67" office:value-type="float" office:value="50098.03" calcext:value-type="float">
            <text:p>50098.03</text:p>
          </table:table-cell>
          <table:table-cell table:style-name="ce67" office:value-type="float" office:value="6806.203095" calcext:value-type="float">
            <text:p>6806.203095</text:p>
          </table:table-cell>
          <table:table-cell table:style-name="ce67" office:value-type="float" office:value="211859.5138" calcext:value-type="float">
            <text:p>211859.5138</text:p>
          </table:table-cell>
          <table:table-cell table:style-name="ce67" office:value-type="float" office:value="455997.0426" calcext:value-type="float">
            <text:p>455997.0426</text:p>
          </table:table-cell>
          <table:table-cell table:style-name="ce67" office:value-type="float" office:value="30098.5" calcext:value-type="float">
            <text:p>30098.5</text:p>
          </table:table-cell>
          <table:table-cell table:style-name="ce67" office:value-type="float" office:value="6798.720612" calcext:value-type="float">
            <text:p>6798.720612</text:p>
          </table:table-cell>
          <table:table-cell table:style-name="ce67" office:value-type="float" office:value="324090.2202" calcext:value-type="float">
            <text:p>324090.2202</text:p>
          </table:table-cell>
          <table:table-cell table:style-name="ce67" office:value-type="float" office:value="513448.5652" calcext:value-type="float">
            <text:p>513448.5652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6806.203095" calcext:value-type="float">
            <text:p>6806.203095</text:p>
          </table:table-cell>
          <table:table-cell table:style-name="ce67" office:value-type="float" office:value="175887.1824" calcext:value-type="float">
            <text:p>175887.1824</text:p>
          </table:table-cell>
          <table:table-cell table:style-name="ce94" office:value-type="float" office:value="360244.6844" calcext:value-type="float">
            <text:p>360244.6844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ELD2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20084.0573" calcext:value-type="float">
            <text:p>20084.0573</text:p>
          </table:table-cell>
          <table:table-cell table:style-name="ce67" office:value-type="float" office:value="51906.34441" calcext:value-type="float">
            <text:p>51906.34441</text:p>
          </table:table-cell>
          <table:table-cell table:style-name="ce94" office:value-type="float" office:value="36285.5499" calcext:value-type="float">
            <text:p>36285.5499</text:p>
          </table:table-cell>
          <table:table-cell table:style-name="ce67" office:value-type="float" office:value="29678.57" calcext:value-type="float">
            <text:p>29678.57</text:p>
          </table:table-cell>
          <table:table-cell table:style-name="ce67" office:value-type="float" office:value="20190.9729" calcext:value-type="float">
            <text:p>20190.9729</text:p>
          </table:table-cell>
          <table:table-cell table:style-name="ce67" office:value-type="float" office:value="103806.2127" calcext:value-type="float">
            <text:p>103806.2127</text:p>
          </table:table-cell>
          <table:table-cell table:style-name="ce67" office:value-type="float" office:value="90707.84029" calcext:value-type="float">
            <text:p>90707.84029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20084.0573" calcext:value-type="float">
            <text:p>20084.0573</text:p>
          </table:table-cell>
          <table:table-cell table:style-name="ce67" office:value-type="float" office:value="51906.34441" calcext:value-type="float">
            <text:p>51906.34441</text:p>
          </table:table-cell>
          <table:table-cell table:style-name="ce67" office:value-type="float" office:value="36285.5499" calcext:value-type="float">
            <text:p>36285.5499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19210.31127" calcext:value-type="float">
            <text:p>19210.31127</text:p>
          </table:table-cell>
          <table:table-cell table:style-name="ce67" office:value-type="float" office:value="75829.02265" calcext:value-type="float">
            <text:p>75829.02265</text:p>
          </table:table-cell>
          <table:table-cell table:style-name="ce67" office:value-type="float" office:value="58636.76827" calcext:value-type="float">
            <text:p>58636.76827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20084.0573" calcext:value-type="float">
            <text:p>20084.0573</text:p>
          </table:table-cell>
          <table:table-cell table:style-name="ce67" office:value-type="float" office:value="51906.34441" calcext:value-type="float">
            <text:p>51906.34441</text:p>
          </table:table-cell>
          <table:table-cell table:style-name="ce94" office:value-type="float" office:value="36285.5499" calcext:value-type="float">
            <text:p>36285.5499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ELD3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470303441.1" calcext:value-type="float">
            <text:p>470303441.1</text:p>
          </table:table-cell>
          <table:table-cell table:style-name="ce67" office:value-type="float" office:value="470551173.4" calcext:value-type="float">
            <text:p>470551173.4</text:p>
          </table:table-cell>
          <table:table-cell table:style-name="ce94" office:value-type="float" office:value="116641.7014" calcext:value-type="float">
            <text:p>116641.7014</text:p>
          </table:table-cell>
          <table:table-cell table:style-name="ce67" office:value-type="float" office:value="29635.57" calcext:value-type="float">
            <text:p>29635.57</text:p>
          </table:table-cell>
          <table:table-cell table:style-name="ce67" office:value-type="float" office:value="470368590.1" calcext:value-type="float">
            <text:p>470368590.1</text:p>
          </table:table-cell>
          <table:table-cell table:style-name="ce67" office:value-type="float" office:value="470680577.7" calcext:value-type="float">
            <text:p>470680577.7</text:p>
          </table:table-cell>
          <table:table-cell table:style-name="ce67" office:value-type="float" office:value="188880.0663" calcext:value-type="float">
            <text:p>188880.0663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470303441.1" calcext:value-type="float">
            <text:p>470303441.1</text:p>
          </table:table-cell>
          <table:table-cell table:style-name="ce67" office:value-type="float" office:value="470551173.4" calcext:value-type="float">
            <text:p>470551173.4</text:p>
          </table:table-cell>
          <table:table-cell table:style-name="ce67" office:value-type="float" office:value="116641.7014" calcext:value-type="float">
            <text:p>116641.7014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470423140.1" calcext:value-type="float">
            <text:p>470423140.1</text:p>
          </table:table-cell>
          <table:table-cell table:style-name="ce67" office:value-type="float" office:value="470633904.1" calcext:value-type="float">
            <text:p>470633904.1</text:p>
          </table:table-cell>
          <table:table-cell table:style-name="ce67" office:value-type="float" office:value="143774.3255" calcext:value-type="float">
            <text:p>143774.3255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470303441.1" calcext:value-type="float">
            <text:p>470303441.1</text:p>
          </table:table-cell>
          <table:table-cell table:style-name="ce67" office:value-type="float" office:value="470551173.4" calcext:value-type="float">
            <text:p>470551173.4</text:p>
          </table:table-cell>
          <table:table-cell table:style-name="ce94" office:value-type="float" office:value="116641.7014" calcext:value-type="float">
            <text:p>116641.7014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ELD4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102466.8496" calcext:value-type="float">
            <text:p>102466.8496</text:p>
          </table:table-cell>
          <table:table-cell table:style-name="ce67" office:value-type="float" office:value="320442.5682" calcext:value-type="float">
            <text:p>320442.5682</text:p>
          </table:table-cell>
          <table:table-cell table:style-name="ce94" office:value-type="float" office:value="172408.391" calcext:value-type="float">
            <text:p>172408.391</text:p>
          </table:table-cell>
          <table:table-cell table:style-name="ce67" office:value-type="float" office:value="29634" calcext:value-type="float">
            <text:p>29634</text:p>
          </table:table-cell>
          <table:table-cell table:style-name="ce67" office:value-type="float" office:value="140496.6463" calcext:value-type="float">
            <text:p>140496.6463</text:p>
          </table:table-cell>
          <table:table-cell table:style-name="ce67" office:value-type="float" office:value="461378.0298" calcext:value-type="float">
            <text:p>461378.0298</text:p>
          </table:table-cell>
          <table:table-cell table:style-name="ce67" office:value-type="float" office:value="221001.932" calcext:value-type="float">
            <text:p>221001.932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102466.8496" calcext:value-type="float">
            <text:p>102466.8496</text:p>
          </table:table-cell>
          <table:table-cell table:style-name="ce67" office:value-type="float" office:value="320442.5682" calcext:value-type="float">
            <text:p>320442.5682</text:p>
          </table:table-cell>
          <table:table-cell table:style-name="ce67" office:value-type="float" office:value="172408.391" calcext:value-type="float">
            <text:p>172408.391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160521.0188" calcext:value-type="float">
            <text:p>160521.0188</text:p>
          </table:table-cell>
          <table:table-cell table:style-name="ce67" office:value-type="float" office:value="530494.4506" calcext:value-type="float">
            <text:p>530494.4506</text:p>
          </table:table-cell>
          <table:table-cell table:style-name="ce67" office:value-type="float" office:value="278878.8066" calcext:value-type="float">
            <text:p>278878.8066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102466.8496" calcext:value-type="float">
            <text:p>102466.8496</text:p>
          </table:table-cell>
          <table:table-cell table:style-name="ce67" office:value-type="float" office:value="320442.5682" calcext:value-type="float">
            <text:p>320442.5682</text:p>
          </table:table-cell>
          <table:table-cell table:style-name="ce94" office:value-type="float" office:value="172408.391" calcext:value-type="float">
            <text:p>172408.391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ELD5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8108329098" calcext:value-type="float">
            <text:p>8108329098</text:p>
          </table:table-cell>
          <table:table-cell table:style-name="ce67" office:value-type="float" office:value="8231748076" calcext:value-type="float">
            <text:p>8231748076</text:p>
          </table:table-cell>
          <table:table-cell table:style-name="ce94" office:value-type="float" office:value="108321316.2" calcext:value-type="float">
            <text:p>108321316.2</text:p>
          </table:table-cell>
          <table:table-cell table:style-name="ce67" office:value-type="float" office:value="29632.43" calcext:value-type="float">
            <text:p>29632.43</text:p>
          </table:table-cell>
          <table:table-cell table:style-name="ce67" office:value-type="float" office:value="8114673180" calcext:value-type="float">
            <text:p>8114673180</text:p>
          </table:table-cell>
          <table:table-cell table:style-name="ce67" office:value-type="float" office:value="8282072471" calcext:value-type="float">
            <text:p>8282072471</text:p>
          </table:table-cell>
          <table:table-cell table:style-name="ce67" office:value-type="float" office:value="201429929.5" calcext:value-type="float">
            <text:p>201429929.5</text:p>
          </table:table-cell>
          <table:table-cell table:style-name="ce67" office:value-type="float" office:value="50100" calcext:value-type="float">
            <text:p>50100</text:p>
          </table:table-cell>
          <table:table-cell table:style-name="ce67" office:value-type="float" office:value="8108329098" calcext:value-type="float">
            <text:p>8108329098</text:p>
          </table:table-cell>
          <table:table-cell table:style-name="ce67" office:value-type="float" office:value="8231748076" calcext:value-type="float">
            <text:p>8231748076</text:p>
          </table:table-cell>
          <table:table-cell table:style-name="ce67" office:value-type="float" office:value="108321316.2" calcext:value-type="float">
            <text:p>108321316.2</text:p>
          </table:table-cell>
          <table:table-cell table:style-name="ce67" office:value-type="float" office:value="30100" calcext:value-type="float">
            <text:p>30100</text:p>
          </table:table-cell>
          <table:table-cell table:style-name="ce67" office:value-type="float" office:value="8109340291" calcext:value-type="float">
            <text:p>8109340291</text:p>
          </table:table-cell>
          <table:table-cell table:style-name="ce67" office:value-type="float" office:value="8316197015" calcext:value-type="float">
            <text:p>8316197015</text:p>
          </table:table-cell>
          <table:table-cell table:style-name="ce67" office:value-type="float" office:value="163892207.7" calcext:value-type="float">
            <text:p>163892207.7</text:p>
          </table:table-cell>
          <table:table-cell table:style-name="ce29" office:value-type="float" office:value="50100" calcext:value-type="float">
            <text:p>50100</text:p>
          </table:table-cell>
          <table:table-cell table:style-name="ce30" office:value-type="float" office:value="8108329098" calcext:value-type="float">
            <text:p>8108329098</text:p>
          </table:table-cell>
          <table:table-cell table:style-name="ce67" office:value-type="float" office:value="8231748076" calcext:value-type="float">
            <text:p>8231748076</text:p>
          </table:table-cell>
          <table:table-cell table:style-name="ce94" office:value-type="float" office:value="108321316.2" calcext:value-type="float">
            <text:p>108321316.2</text:p>
          </table:table-cell>
          <table:table-cell table:number-columns-repeated="4"/>
        </table:table-row>
        <table:table-row table:style-name="ro1">
          <table:table-cell table:style-name="ce36"/>
          <table:table-cell table:style-name="ce49" table:number-columns-repeated="16"/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8"/>
          <table:table-cell table:style-name="ce46" table:number-columns-repeated="8"/>
          <table:table-cell table:number-columns-repeated="16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45" office:value-type="string" calcext:value-type="string">
            <text:p>BEST</text:p>
          </table:table-cell>
          <table:table-cell table:style-name="ce45" office:value-type="string" calcext:value-type="string">
            <text:p>MEAN</text:p>
          </table:table-cell>
          <table:table-cell table:style-name="ce45" office:value-type="string" calcext:value-type="string">
            <text:p>SD</text:p>
          </table:table-cell>
          <table:table-cell table:style-name="ce45" office:value-type="string" calcext:value-type="string">
            <text:p>IPD</text:p>
          </table:table-cell>
          <table:table-cell table:style-name="ce45" office:value-type="string" calcext:value-type="string">
            <text:p>FDP</text:p>
          </table:table-cell>
          <table:table-cell table:style-name="ce45" office:value-type="string" calcext:value-type="string">
            <text:p>AER</text:p>
          </table:table-cell>
          <table:table-cell table:style-name="ce45" office:value-type="string" calcext:value-type="string">
            <text:p>MER</text:p>
          </table:table-cell>
          <table:table-cell table:style-name="ce45" office:value-type="string" calcext:value-type="string">
            <text:p>ABI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MSynth</text:p>
          </table:table-cell>
          <table:table-cell table:style-name="ce17" office:value-type="float" office:value="0.2426087787" calcext:value-type="float">
            <text:p>0.2426087787</text:p>
          </table:table-cell>
          <table:table-cell table:style-name="ce17" office:value-type="float" office:value="0.2859130218" calcext:value-type="float">
            <text:p>0.2859130218</text:p>
          </table:table-cell>
          <table:table-cell table:style-name="ce60" office:value-type="float" office:value="0.02299190412" calcext:value-type="float">
            <text:p>0.02299190412</text:p>
          </table:table-cell>
          <table:table-cell table:style-name="ce60" office:value-type="float" office:value="8.5901" calcext:value-type="float">
            <text:p>8.5901</text:p>
          </table:table-cell>
          <table:table-cell table:style-name="ce60" office:value-type="float" office:value="0.85794" calcext:value-type="float">
            <text:p>0.85794</text:p>
          </table:table-cell>
          <table:table-cell table:style-name="ce60" office:value-type="float" office:value="0.0076" calcext:value-type="float">
            <text:p>0.007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116" calcext:value-type="float">
            <text:p>0.50116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LennardJones</text:p>
          </table:table-cell>
          <table:table-cell table:style-name="ce17" office:value-type="float" office:value="-15.82941908" calcext:value-type="float">
            <text:p>-15.82941908</text:p>
          </table:table-cell>
          <table:table-cell table:style-name="ce17" office:value-type="float" office:value="-12.53895704" calcext:value-type="float">
            <text:p>-12.53895704</text:p>
          </table:table-cell>
          <table:table-cell table:style-name="ce60" office:value-type="float" office:value="-12.20055451" calcext:value-type="float">
            <text:p>-12.20055451</text:p>
          </table:table-cell>
          <table:table-cell table:style-name="ce60" office:value-type="float" office:value="13.91823" calcext:value-type="float">
            <text:p>13.91823</text:p>
          </table:table-cell>
          <table:table-cell table:style-name="ce60" office:value-type="float" office:value="2.79253" calcext:value-type="float">
            <text:p>2.79253</text:p>
          </table:table-cell>
          <table:table-cell table:style-name="ce60" office:value-type="float" office:value="0.0046" calcext:value-type="float">
            <text:p>0.004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556" calcext:value-type="float">
            <text:p>0.49556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BifuantionalCatalyst</text:p>
          </table:table-cell>
          <table:table-cell table:style-name="ce17" office:value-type="float" office:value="-0.0002865906464" calcext:value-type="float">
            <text:p>-0.0002865906464</text:p>
          </table:table-cell>
          <table:table-cell table:style-name="ce17" office:value-type="float" office:value="-0.0002865905476" calcext:value-type="float">
            <text:p>-0.0002865905476</text:p>
          </table:table-cell>
          <table:table-cell table:style-name="ce61" office:value-type="string" calcext:value-type="string">
            <text:p>9.361236018e-11</text:p>
          </table:table-cell>
          <table:table-cell table:style-name="ce60" office:value-type="float" office:value="0.0743" calcext:value-type="float">
            <text:p>0.074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8.79141" calcext:value-type="float">
            <text:p>18.79141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112" calcext:value-type="float">
            <text:p>0.49112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CSTR</text:p>
          </table:table-cell>
          <table:table-cell table:style-name="ce17" office:value-type="float" office:value="80.11262009" calcext:value-type="float">
            <text:p>80.11262009</text:p>
          </table:table-cell>
          <table:table-cell table:style-name="ce17" office:value-type="float" office:value="10805.99696" calcext:value-type="float">
            <text:p>10805.99696</text:p>
          </table:table-cell>
          <table:table-cell table:style-name="ce60" office:value-type="float" office:value="22630.65272" calcext:value-type="float">
            <text:p>22630.65272</text:p>
          </table:table-cell>
          <table:table-cell table:style-name="ce60" office:value-type="float" office:value="49184124.10821" calcext:value-type="float">
            <text:p>49184124.10821</text:p>
          </table:table-cell>
          <table:table-cell table:style-name="ce60" office:value-type="float" office:value="17331.72035" calcext:value-type="float">
            <text:p>17331.72035</text:p>
          </table:table-cell>
          <table:table-cell table:style-name="ce60" office:value-type="float" office:value="2.15492" calcext:value-type="float">
            <text:p>2.15492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106" calcext:value-type="float">
            <text:p>0.49106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TersdoffSiB</text:p>
          </table:table-cell>
          <table:table-cell table:style-name="ce17" office:value-type="float" office:value="-27.33646273" calcext:value-type="float">
            <text:p>-27.33646273</text:p>
          </table:table-cell>
          <table:table-cell table:style-name="ce17" office:value-type="float" office:value="-24.93278552" calcext:value-type="float">
            <text:p>-24.93278552</text:p>
          </table:table-cell>
          <table:table-cell table:style-name="ce60" office:value-type="float" office:value="1.277547861" calcext:value-type="float">
            <text:p>1.277547861</text:p>
          </table:table-cell>
          <table:table-cell table:style-name="ce60" office:value-type="float" office:value="5.52126" calcext:value-type="float">
            <text:p>5.52126</text:p>
          </table:table-cell>
          <table:table-cell table:style-name="ce60" office:value-type="float" office:value="0.85541" calcext:value-type="float">
            <text:p>0.85541</text:p>
          </table:table-cell>
          <table:table-cell table:style-name="ce60" office:value-type="float" office:value="0.00528" calcext:value-type="float">
            <text:p>0.00528</text:p>
          </table:table-cell>
          <table:table-cell table:style-name="ce62" office:value-type="float" office:value="0" calcext:value-type="float">
            <text:p>0</text:p>
          </table:table-cell>
          <table:table-cell table:style-name="ce72" office:value-type="float" office:value="0.49456" calcext:value-type="float">
            <text:p>0.49456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TersdoffSiC</text:p>
          </table:table-cell>
          <table:table-cell table:style-name="ce17" office:value-type="float" office:value="-31.48064458" calcext:value-type="float">
            <text:p>-31.48064458</text:p>
          </table:table-cell>
          <table:table-cell table:style-name="ce17" office:value-type="float" office:value="-28.96566368" calcext:value-type="float">
            <text:p>-28.96566368</text:p>
          </table:table-cell>
          <table:table-cell table:style-name="ce60" office:value-type="float" office:value="1.440816542" calcext:value-type="float">
            <text:p>1.440816542</text:p>
          </table:table-cell>
          <table:table-cell table:style-name="ce60" office:value-type="float" office:value="5.52126" calcext:value-type="float">
            <text:p>5.52126</text:p>
          </table:table-cell>
          <table:table-cell table:style-name="ce60" office:value-type="float" office:value="0.76634" calcext:value-type="float">
            <text:p>0.76634</text:p>
          </table:table-cell>
          <table:table-cell table:style-name="ce60" office:value-type="float" office:value="0.0054" calcext:value-type="float">
            <text:p>0.0054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459" calcext:value-type="float">
            <text:p>0.49459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PolyFhase</text:p>
          </table:table-cell>
          <table:table-cell table:style-name="ce17" office:value-type="float" office:value="0.4468454072" calcext:value-type="float">
            <text:p>0.4468454072</text:p>
          </table:table-cell>
          <table:table-cell table:style-name="ce17" office:value-type="float" office:value="0.7948545739" calcext:value-type="float">
            <text:p>0.7948545739</text:p>
          </table:table-cell>
          <table:table-cell table:style-name="ce60" office:value-type="float" office:value="0.2067034441" calcext:value-type="float">
            <text:p>0.2067034441</text:p>
          </table:table-cell>
          <table:table-cell table:style-name="ce60" office:value-type="float" office:value="8.06994" calcext:value-type="float">
            <text:p>8.06994</text:p>
          </table:table-cell>
          <table:table-cell table:style-name="ce60" office:value-type="float" office:value="1.59855" calcext:value-type="float">
            <text:p>1.59855</text:p>
          </table:table-cell>
          <table:table-cell table:style-name="ce60" office:value-type="float" office:value="0.00446" calcext:value-type="float">
            <text:p>0.0044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459" calcext:value-type="float">
            <text:p>0.49459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TNEP</text:p>
          </table:table-cell>
          <table:table-cell table:style-name="ce47" office:value-type="float" office:value="250" calcext:value-type="float">
            <text:p>250.00</text:p>
          </table:table-cell>
          <table:table-cell table:style-name="ce57" office:value-type="float" office:value="250" calcext:value-type="float">
            <text:p>250.00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96619" calcext:value-type="float">
            <text:p>0.96619</text:p>
          </table:table-cell>
          <table:table-cell table:style-name="ce60" office:value-type="float" office:value="0.32347" calcext:value-type="float">
            <text:p>0.32347</text:p>
          </table:table-cell>
          <table:table-cell table:style-name="ce60" office:value-type="float" office:value="0.00203" calcext:value-type="float">
            <text:p>0.00203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81" calcext:value-type="float">
            <text:p>0.498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TransmissionPricin</text:p>
          </table:table-cell>
          <table:table-cell table:style-name="ce17" office:value-type="float" office:value="13775940.18" calcext:value-type="float">
            <text:p>13775940.18</text:p>
          </table:table-cell>
          <table:table-cell table:style-name="ce17" office:value-type="float" office:value="13776968.1" calcext:value-type="float">
            <text:p>13776968.1</text:p>
          </table:table-cell>
          <table:table-cell table:style-name="ce60" office:value-type="float" office:value="481.2205121" calcext:value-type="float">
            <text:p>481.2205121</text:p>
          </table:table-cell>
          <table:table-cell table:style-name="ce60" office:value-type="float" office:value="6.50993" calcext:value-type="float">
            <text:p>6.50993</text:p>
          </table:table-cell>
          <table:table-cell table:style-name="ce60" office:value-type="float" office:value="0.97945" calcext:value-type="float">
            <text:p>0.97945</text:p>
          </table:table-cell>
          <table:table-cell table:style-name="ce60" office:value-type="float" office:value="0.00637" calcext:value-type="float">
            <text:p>0.00637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563" calcext:value-type="float">
            <text:p>0.5056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AntennaArray</text:p>
          </table:table-cell>
          <table:table-cell table:style-name="ce17" office:value-type="float" office:value="0.01999829807" calcext:value-type="float">
            <text:p>0.01999829807</text:p>
          </table:table-cell>
          <table:table-cell table:style-name="ce17" office:value-type="float" office:value="0.1733671569" calcext:value-type="float">
            <text:p>0.1733671569</text:p>
          </table:table-cell>
          <table:table-cell table:style-name="ce60" office:value-type="float" office:value="0.07946307397" calcext:value-type="float">
            <text:p>0.07946307397</text:p>
          </table:table-cell>
          <table:table-cell table:style-name="ce60" office:value-type="float" office:value="245.62332" calcext:value-type="float">
            <text:p>245.62332</text:p>
          </table:table-cell>
          <table:table-cell table:style-name="ce60" office:value-type="float" office:value="21.0065" calcext:value-type="float">
            <text:p>21.0065</text:p>
          </table:table-cell>
          <table:table-cell table:style-name="ce60" office:value-type="float" office:value="0.01046" calcext:value-type="float">
            <text:p>0.0104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475" calcext:value-type="float">
            <text:p>0.49475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ED1</text:p>
          </table:table-cell>
          <table:table-cell table:style-name="ce17" office:value-type="float" office:value="464634158.9" calcext:value-type="float">
            <text:p>464634158.9</text:p>
          </table:table-cell>
          <table:table-cell table:style-name="ce17" office:value-type="float" office:value="479810672.1" calcext:value-type="float">
            <text:p>479810672.1</text:p>
          </table:table-cell>
          <table:table-cell table:style-name="ce60" office:value-type="float" office:value="10428912.68" calcext:value-type="float">
            <text:p>10428912.68</text:p>
          </table:table-cell>
          <table:table-cell table:style-name="ce60" office:value-type="float" office:value="530.86265" calcext:value-type="float">
            <text:p>530.86265</text:p>
          </table:table-cell>
          <table:table-cell table:style-name="ce60" office:value-type="float" office:value="72.92171" calcext:value-type="float">
            <text:p>72.92171</text:p>
          </table:table-cell>
          <table:table-cell table:style-name="ce60" office:value-type="float" office:value="0.0076" calcext:value-type="float">
            <text:p>0.007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465" calcext:value-type="float">
            <text:p>0.50465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ED2</text:p>
          </table:table-cell>
          <table:table-cell table:style-name="ce17" office:value-type="float" office:value="52463484.01" calcext:value-type="float">
            <text:p>52463484.01</text:p>
          </table:table-cell>
          <table:table-cell table:style-name="ce17" office:value-type="float" office:value="73536820.82" calcext:value-type="float">
            <text:p>73536820.82</text:p>
          </table:table-cell>
          <table:table-cell table:style-name="ce60" office:value-type="float" office:value="13625891.45" calcext:value-type="float">
            <text:p>13625891.45</text:p>
          </table:table-cell>
          <table:table-cell table:style-name="ce60" office:value-type="float" office:value="890.76948" calcext:value-type="float">
            <text:p>890.76948</text:p>
          </table:table-cell>
          <table:table-cell table:style-name="ce60" office:value-type="float" office:value="124.84328" calcext:value-type="float">
            <text:p>124.84328</text:p>
          </table:table-cell>
          <table:table-cell table:style-name="ce60" office:value-type="float" office:value="0.00726" calcext:value-type="float">
            <text:p>0.0072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468" calcext:value-type="float">
            <text:p>0.5046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ELD1</text:p>
          </table:table-cell>
          <table:table-cell table:style-name="ce17" office:value-type="float" office:value="6603.922422" calcext:value-type="float">
            <text:p>6603.922422</text:p>
          </table:table-cell>
          <table:table-cell table:style-name="ce17" office:value-type="float" office:value="10413.46457" calcext:value-type="float">
            <text:p>10413.46457</text:p>
          </table:table-cell>
          <table:table-cell table:style-name="ce60" office:value-type="float" office:value="7716.333599" calcext:value-type="float">
            <text:p>7716.333599</text:p>
          </table:table-cell>
          <table:table-cell table:style-name="ce60" office:value-type="float" office:value="141.01729" calcext:value-type="float">
            <text:p>141.01729</text:p>
          </table:table-cell>
          <table:table-cell table:style-name="ce60" office:value-type="float" office:value="19.33598" calcext:value-type="float">
            <text:p>19.33598</text:p>
          </table:table-cell>
          <table:table-cell table:style-name="ce60" office:value-type="float" office:value="0.00543" calcext:value-type="float">
            <text:p>0.00543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49608" calcext:value-type="float">
            <text:p>0.4960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ELD2</text:p>
          </table:table-cell>
          <table:table-cell table:style-name="ce17" office:value-type="float" office:value="19338.19222" calcext:value-type="float">
            <text:p>19338.19222</text:p>
          </table:table-cell>
          <table:table-cell table:style-name="ce17" office:value-type="float" office:value="35064.4314" calcext:value-type="float">
            <text:p>35064.4314</text:p>
          </table:table-cell>
          <table:table-cell table:style-name="ce60" office:value-type="float" office:value="19829.76015" calcext:value-type="float">
            <text:p>19829.76015</text:p>
          </table:table-cell>
          <table:table-cell table:style-name="ce60" office:value-type="float" office:value="238.24613" calcext:value-type="float">
            <text:p>238.24613</text:p>
          </table:table-cell>
          <table:table-cell table:style-name="ce60" office:value-type="float" office:value="38.83075" calcext:value-type="float">
            <text:p>38.83075</text:p>
          </table:table-cell>
          <table:table-cell table:style-name="ce60" office:value-type="float" office:value="0.00855" calcext:value-type="float">
            <text:p>0.00855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295" calcext:value-type="float">
            <text:p>0.50295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ELD3</text:p>
          </table:table-cell>
          <table:table-cell table:style-name="ce17" office:value-type="float" office:value="470350624.6" calcext:value-type="float">
            <text:p>470350624.6</text:p>
          </table:table-cell>
          <table:table-cell table:style-name="ce17" office:value-type="float" office:value="470581625.1" calcext:value-type="float">
            <text:p>470581625.1</text:p>
          </table:table-cell>
          <table:table-cell table:style-name="ce60" office:value-type="float" office:value="182643.2251" calcext:value-type="float">
            <text:p>182643.2251</text:p>
          </table:table-cell>
          <table:table-cell table:style-name="ce60" office:value-type="float" office:value="218.59546" calcext:value-type="float">
            <text:p>218.59546</text:p>
          </table:table-cell>
          <table:table-cell table:style-name="ce60" office:value-type="float" office:value="8.48096" calcext:value-type="float">
            <text:p>8.48096</text:p>
          </table:table-cell>
          <table:table-cell table:style-name="ce60" office:value-type="float" office:value="0.0143" calcext:value-type="float">
            <text:p>0.0143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117" calcext:value-type="float">
            <text:p>0.50117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ELD4</text:p>
          </table:table-cell>
          <table:table-cell table:style-name="ce17" office:value-type="float" office:value="138516.9427" calcext:value-type="float">
            <text:p>138516.9427</text:p>
          </table:table-cell>
          <table:table-cell table:style-name="ce17" office:value-type="float" office:value="331608.7229" calcext:value-type="float">
            <text:p>331608.7229</text:p>
          </table:table-cell>
          <table:table-cell table:style-name="ce60" office:value-type="float" office:value="125778.3196" calcext:value-type="float">
            <text:p>125778.3196</text:p>
          </table:table-cell>
          <table:table-cell table:style-name="ce60" office:value-type="float" office:value="410.06721" calcext:value-type="float">
            <text:p>410.06721</text:p>
          </table:table-cell>
          <table:table-cell table:style-name="ce60" office:value-type="float" office:value="59.70221" calcext:value-type="float">
            <text:p>59.70221</text:p>
          </table:table-cell>
          <table:table-cell table:style-name="ce60" office:value-type="float" office:value="0.00816" calcext:value-type="float">
            <text:p>0.00816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229" calcext:value-type="float">
            <text:p>0.50229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ELD5</text:p>
          </table:table-cell>
          <table:table-cell table:style-name="ce17" office:value-type="float" office:value="8116264799" calcext:value-type="float">
            <text:p>8116264799</text:p>
          </table:table-cell>
          <table:table-cell table:style-name="ce17" office:value-type="float" office:value="8295168707" calcext:value-type="float">
            <text:p>8295168707</text:p>
          </table:table-cell>
          <table:table-cell table:style-name="ce60" office:value-type="float" office:value="193563112.7" calcext:value-type="float">
            <text:p>193563112.7</text:p>
          </table:table-cell>
          <table:table-cell table:style-name="ce60" office:value-type="float" office:value="750.05361" calcext:value-type="float">
            <text:p>750.05361</text:p>
          </table:table-cell>
          <table:table-cell table:style-name="ce60" office:value-type="float" office:value="104.59389" calcext:value-type="float">
            <text:p>104.59389</text:p>
          </table:table-cell>
          <table:table-cell table:style-name="ce60" office:value-type="float" office:value="0.00759" calcext:value-type="float">
            <text:p>0.00759</text:p>
          </table:table-cell>
          <table:table-cell table:style-name="ce62" office:value-type="float" office:value="0" calcext:value-type="float">
            <text:p>0</text:p>
          </table:table-cell>
          <table:table-cell table:style-name="ce60" office:value-type="float" office:value="0.50463" calcext:value-type="float">
            <text:p>0.50463</text:p>
          </table:table-cell>
          <table:table-cell table:number-columns-repeated="16"/>
        </table:table-row>
        <table:table-row table:style-name="ro1" table:number-rows-repeated="104846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AR PL KaitiM GB" style:font-family-asian="'AR PL KaitiM GB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30P0"/>
    </number:currency-style>
    <number:number-style style:name="N132P0" style:volatile="true">
      <number:text>Δρχ</number:text>
      <number:number number:decimal-places="0" number:min-decimal-places="0" number:min-integer-digits="1" number:grouping="true"/>
      <number:text> </number:text>
    </number:number-style>
    <number:number-style style:name="N132">
      <number:text>(Δρχ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Δρχ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Δρχ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Δρχ</number:text>
      <number:number number:decimal-places="2" number:min-decimal-places="2" number:min-integer-digits="1" number:grouping="true"/>
      <number:text> </number:text>
    </number:number-style>
    <number:number-style style:name="N135">
      <number:text>(Δρχ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Δρχ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Δρχ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Δρχ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Δρχ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Δρχ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Δρχ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Δρχ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Δρχ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1" number:min-decimal-places="1" number:min-integer-digits="1"/>
    </number:number-style>
    <number:number-style style:name="N171">
      <number:number number:decimal-places="12" number:min-decimal-places="12" number:min-integer-digits="1"/>
    </number:number-style>
    <number:number-style style:name="N172">
      <number:number number:decimal-places="13" number:min-decimal-places="13" number:min-integer-digits="1"/>
    </number:number-style>
    <number:number-style style:name="N173">
      <number:number number:decimal-places="14" number:min-decimal-places="14" number:min-integer-digits="1"/>
    </number:number-style>
    <number:number-style style:name="N174">
      <number:number number:decimal-places="11" number:min-decimal-places="11" number:min-integer-digits="1"/>
    </number:number-style>
    <number:number-style style:name="N175">
      <number:number number:decimal-places="10" number:min-decimal-places="10" number:min-integer-digits="1"/>
    </number:number-style>
    <number:number-style style:name="N176">
      <number:number number:decimal-places="3" number:min-decimal-places="3" number:min-integer-digits="1"/>
    </number:number-style>
    <number:currency-style style:name="N178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78"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78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80P0"/>
    </number:currency-style>
    <number:currency-style style:name="N181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8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81P0"/>
    </number:currency-style>
    <number:currency-style style:name="N182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82P0"/>
    </number:currency-style>
    <number:currency-style style:name="N184P0" style:volatile="true">
      <number:number number:decimal-places="2" number:min-decimal-places="0" number:decimal-replacement="--" number:min-integer-digits="1" number:grouping="true"/>
      <number:text> </number:text>
      <number:currency-symbol number:language="el" number:country="GR">Δρχ</number:currency-symbol>
    </number:currency-style>
    <number:currency-style style:name="N184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el" number:country="GR">Δρχ</number:currency-symbol>
      <style:map style:condition="value()&gt;=0" style:apply-style-name="N184P0"/>
    </number:currency-style>
    <number:number-style style:name="N185">
      <number:number number:decimal-places="3" number:min-decimal-places="3" number:min-integer-digits="1" number:grouping="true"/>
    </number:number-style>
    <number:number-style style:name="N186">
      <number:number number:decimal-places="1" number:min-decimal-places="1" number:min-integer-digits="1" number:grouping="true"/>
    </number:number-style>
    <number:number-style style:name="N187">
      <number:number number:decimal-places="4" number:min-decimal-places="4" number:min-integer-digits="1" number:grouping="true"/>
    </number:number-style>
    <number:number-style style:name="N188">
      <number:number number:decimal-places="5" number:min-decimal-places="5" number:min-integer-digits="1" number:grouping="true"/>
    </number:number-style>
    <number:number-style style:name="N189">
      <number:number number:decimal-places="6" number:min-decimal-places="6" number:min-integer-digits="1" number:grouping="true"/>
    </number:number-style>
    <number:number-style style:name="N190">
      <number:number number:decimal-places="7" number:min-decimal-places="7" number:min-integer-digits="1" number:grouping="true"/>
    </number:number-style>
    <number:number-style style:name="N191">
      <number:number number:decimal-places="8" number:min-decimal-places="8" number:min-integer-digits="1" number:grouping="true"/>
    </number:number-style>
    <number:number-style style:name="N192">
      <number:number number:decimal-places="9" number:min-decimal-places="9" number:min-integer-digits="1" number:grouping="true"/>
    </number:number-style>
    <number:number-style style:name="N193">
      <number:number number:decimal-places="10" number:min-decimal-places="10" number:min-integer-digits="1" number:grouping="true"/>
    </number:number-style>
    <number:number-style style:name="N194">
      <number:number number:decimal-places="11" number:min-decimal-places="11" number:min-integer-digits="1" number:grouping="true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09:07.999038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ICvsNEW" style:display-name="PageStyle_CLASSICvsN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RM" style:display-name="PageStyle_TER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creation-date>2015-06-06T04:19:00</meta:creation-date>
    <dc:date>2025-08-06T00:44:17.509026366</dc:date>
    <meta:generator>LibreOffice/25.2.2.2$Linux_X86_64 LibreOffice_project/520$Build-2</meta:generator>
    <meta:editing-duration>P2DT20H37M9S</meta:editing-duration>
    <meta:editing-cycles>378</meta:editing-cycles>
    <meta:document-statistic meta:table-count="1" meta:cell-count="1075" meta:object-count="0"/>
    <meta:user-defined meta:name="AppVersion">16.0300</meta:user-defined>
    <meta:user-defined meta:name="KSOProductBuildVer">1033-5.7.0.8090</meta:user-defined>
  </office:meta>
</office:document-meta>
</file>